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1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2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officeooo:paragraph-rsid="00165067"/>
    </style:style>
    <style:style style:name="P24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6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7" style:family="paragraph" style:parent-style-name="Text_20_body">
      <style:paragraph-properties fo:margin-right="0cm" style:writing-mode="lr-tb"/>
      <style:text-properties officeooo:paragraph-rsid="00165067"/>
    </style:style>
    <style:style style:name="P28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0" style:family="paragraph" style:parent-style-name="Text_20_body">
      <style:text-properties style:use-window-font-color="true" loext:opacity="0%" style:font-name="Times New Roman" officeooo:paragraph-rsid="00165067"/>
    </style:style>
    <style:style style:name="P31" style:family="paragraph" style:parent-style-name="Body_20_Text_20_0L">
      <style:text-properties officeooo:paragraph-rsid="002bf74f"/>
    </style:style>
    <style:style style:name="P32" style:family="paragraph" style:parent-style-name="Body_20_Text_20_0L">
      <style:text-properties officeooo:rsid="002913bd" officeooo:paragraph-rsid="002bf74f"/>
    </style:style>
    <style:style style:name="P33" style:family="paragraph" style:parent-style-name="Text_20_body">
      <style:text-properties fo:font-weight="bold" officeooo:paragraph-rsid="003b6eb3" style:font-weight-asian="bold" style:font-weight-complex="bold"/>
    </style:style>
    <style:style style:name="P34" style:family="paragraph" style:parent-style-name="Body_20_Text_20_0L">
      <style:paragraph-properties fo:margin-left="0cm" fo:text-indent="0cm" style:auto-text-indent="false"/>
      <style:text-properties officeooo:paragraph-rsid="003b6eb3"/>
    </style:style>
    <style:style style:name="P35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6" style:family="paragraph" style:parent-style-name="Body_20_Text_20_0L">
      <style:text-properties officeooo:paragraph-rsid="0025e69c"/>
    </style:style>
    <style:style style:name="P37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8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39" style:family="paragraph" style:parent-style-name="Body_20_Text_20_0L">
      <style:paragraph-properties fo:margin-left="0cm" fo:text-indent="0cm" style:auto-text-indent="false"/>
    </style:style>
    <style:style style:name="P40" style:family="paragraph" style:parent-style-name="Body_20_Text_20_0L">
      <style:text-properties fo:font-weight="bold" officeooo:paragraph-rsid="003d6cc9" style:font-weight-asian="bold" style:font-weight-complex="bold"/>
    </style:style>
    <style:style style:name="P41" style:family="paragraph" style:parent-style-name="Body_20_Text_20_0L">
      <style:text-properties officeooo:paragraph-rsid="003d6cc9"/>
    </style:style>
    <style:style style:name="P42" style:family="paragraph" style:parent-style-name="Body_20_Text_20_0L">
      <style:text-properties fo:font-weight="bold" style:font-weight-asian="bold" style:font-weight-complex="bold"/>
    </style:style>
    <style:style style:name="P43" style:family="paragraph" style:parent-style-name="Body_20_Text_20_0L">
      <style:text-properties officeooo:paragraph-rsid="002823cc"/>
    </style:style>
    <style:style style:name="T1" style:family="text">
      <style:text-properties officeooo:rsid="00387a45"/>
    </style:style>
    <style:style style:name="T2" style:family="text">
      <style:text-properties officeooo:rsid="003170ea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officeooo:rsid="00321ebc"/>
    </style:style>
    <style:style style:name="T7" style:family="text">
      <style:text-properties officeooo:rsid="0036b1d3"/>
    </style:style>
    <style:style style:name="T8" style:family="text">
      <style:text-properties officeooo:rsid="002e448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/>
    </style:style>
    <style:style style:name="T11" style:family="text">
      <style:text-properties officeooo:rsid="001cdfb1"/>
    </style:style>
    <style:style style:name="T12" style:family="text">
      <style:text-properties officeooo:rsid="00164423"/>
    </style:style>
    <style:style style:name="T13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weight="bold"/>
    </style:style>
    <style:style style:name="T16" style:family="text">
      <style:text-properties officeooo:rsid="004a065a"/>
    </style:style>
    <style:style style:name="T17" style:family="text">
      <style:text-properties officeooo:rsid="000fa814"/>
    </style:style>
    <style:style style:name="T18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Times New Roman" fo:background-color="transparent" loext:char-shading-value="0"/>
    </style:style>
    <style:style style:name="T20" style:family="text">
      <style:text-properties officeooo:rsid="002bf74f"/>
    </style:style>
    <style:style style:name="T21" style:family="text">
      <style:text-properties officeooo:rsid="003143a4"/>
    </style:style>
    <style:style style:name="T22" style:family="text">
      <style:text-properties officeooo:rsid="003242de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language="zxx" fo:country="none" officeooo:rsid="002bf74f" style:language-asian="zxx" style:country-asian="none" style:language-complex="zxx" style:country-complex="none"/>
    </style:style>
    <style:style style:name="T25" style:family="text">
      <style:text-properties officeooo:rsid="002913bd"/>
    </style:style>
    <style:style style:name="T26" style:family="text">
      <style:text-properties officeooo:rsid="002a4b0a"/>
    </style:style>
    <style:style style:name="T27" style:family="text">
      <style:text-properties officeooo:rsid="003b6eb3"/>
    </style:style>
    <style:style style:name="T28" style:family="text">
      <style:text-properties officeooo:rsid="003d6c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febbraio</text:span> 202<text:span text:style-name="T1">6</text:span>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2">(corso di laurea in Ingegneria Gestionale)</text:span>, Progettazione per Sistemi Dinamici <text:span text:style-name="T2">(corso di laurea magistrale in Ingegneria Gestionale)</text:span>, Digital Thinking <text:span text:style-name="T2">(corso di laurea in Economia Aziendale), Introduction to Scientific Knowledge (PhD)</text:span>. <text:span text:style-name="T2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<text:span text:style-name="T1">Nuova Secondaria; </text:span>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<text:span text:style-name="T1">(Allegato 4)</text:span>.</text:p>
      <text:p text:style-name="Text_20_body">Ha svolto un'intensa attività di disseminazione culturale per studenti e docenti di scuola <text:span text:style-name="T1">(Allegato 5)</text:span>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<text:span text:style-name="T1">5</text:span>0 nel 2025 (<text:span text:style-name="T1">Allegato 6)</text:span>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pan text:style-name="T4">– </text:span>Edizioni di numeri di riviste</text:p>
      <text:p text:style-name="P13"><text:span text:style-name="T4">– </text:span>Edizioni di libri</text:p>
      <text:p text:style-name="P13"><text:soft-page-break/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>Allegato 1. Dati formali</text:p>
      <text:p text:style-name="Body_20_Text_20_0">Luca Paolo Maria Mari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4">Allegato 2. Pubblicazioni</text:p>
      <text:p text:style-name="Heading_20_3">Libri scientifici</text:p>
      <text:p text:style-name="P15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5">A80. A.Giordani, L.Mari, A Framework for understanding the ethics of human-AI interactions - Exploring the moral dimensions of artificial intelligence entities, in: Humane Artificial Intelligence - From Foundations to Application and Policy Framework, G.Riva, M.Chiriatti (eds.), Vita e Pensiero, 2025</text:p>
      <text:p text:style-name="P15">A79. A.Giordani, L.Mari, Measurement, in: The Routledge Handbook of the History of Philosophy of Science After Kant, F.Padovani, A.Tamas Tuboly (eds.), Routledge, 2025</text:p>
      <text:p text:style-name="P15">A78. A.Giordani, L.Mari, Measurement and simulation: A conceptual framework, Measurement 259, 2026, doi:10.1016/j.measurement.2025.119783</text:p>
      <text:p text:style-name="P15">A7<text:span text:style-name="T6">7</text:span>. L.Mari, D.Petri, Fundamentals of measurement: an evolutionary perspective, IEEE Instrumentation and Measurement Magazine, 28, 9, 2025, doi:10.1109/MIM.2025.11273172</text:p>
      <text:p text:style-name="P15">A76. L.Mari, R.J.C.Brown, C.Narduzzi, G.Nordin, S.Trapmann, D.Varela Magalhães, What is measurement uncertainty? A discussion, Metrologia, <text:span text:style-name="T7">62, </text:span>2025, doi:10.1088/1681-7575/ae1f1e</text:p>
      <text:p text:style-name="P15">A75. F.Bertolotti, N.Kadera, L.Pasquino, L.Mari, An epidemiological extension of the El Farol Bar problem, Front. Big Data, 8, 2025, doi:10.3389/fdata.2025.1519369</text:p>
      <text:p text:style-name="P15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5">A73. L.Mari, A.Giordani, F. Grégis, Measurement at the Crossroads: Measuring and Modeling (editorial), Measurement 2024, doi:10.1016/j.measurement.2024.115019</text:p>
      <text:p text:style-name="P15">A72. L.Mari, D.Petri, Fundamentals of measurement: the limits of empirical knowledge, IEEE Instrumentation and Measurement Magazine, 27, 7, 2024, doi:10.1109/MIM.2024.10700739</text:p>
      <text:p text:style-name="P15">A71. L.Mari, D.Petri, Fundamentals of measurement: designing the acquisition of knowledge, IEEE Instrumentation and Measurement Magazine, 27, 1, 2024, doi:10.1109/MIM.2024.10423655</text:p>
      <text:p text:style-name="P15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5">A69. A.Giordani, L.Mari, On the interpretation of the measurement equation, Measurement 222, 2023, doi:10.1016/j.measurement.2023.113598</text:p>
      <text:p text:style-name="P15">A68. L. Mari, D. Petri, Fundamentals of Measurement – Measurement: the social spread of knowledge, in pubblicazione su IEEE Instrumentation and Measurement Magazine</text:p>
      <text:p text:style-name="P15">A67. L.Mari, D.Petri, Fundamentals of Measurement – Measurement: knowledge from information about empirical properties, IEEE Instrumentation and Measurement Magazine, 26, 1, 2023, doi:10.1109/MIM.2023.10034974</text:p>
      <text:p text:style-name="P15">A66. L.Mari, Measurement, in: The SAGE Encyclopedia of Theory in Science, Technology, Engineering, and Mathematics, J.M.Mattingly (ed.), 2022</text:p>
      <text:p text:style-name="P15">A65. L.Mari, D.Petri, Measurement, dataism and post-truth ideology: the good, the bad and the ugly, IEEE Instrumentation and Measurement Magazine, 25, 7, 2022, doi:10.1109/MIM.2022.9908261</text:p>
      <text:p text:style-name="P15">A64. L.Mari, Is our understanding of measurement evolving?, Acta IMEKO, 10, 4, 2021, doi:10.21014/acta_imeko.v10i4.1169</text:p>
      <text:p text:style-name="P15">A63. A.Giordani, L.Mari, On theory dependence of truth in measurement, Perspectives on Science, 29, 6, 757-781, 2021, doi:10.1162/posc_a_00393</text:p>
      <text:p text:style-name="P15">A62. A.Locoro, W.P.Fisher, L.Mari, Visual Information Literacy: definition, construct modelling and assessment, IEEE Access, 2021, doi: 10.1109/ACCESS.2021.3078429</text:p>
      <text:p text:style-name="P15">A61. S.Shirmohammadi, L.Mari, D.Petri, On the commonly-used incorrect visual representation of accuracy and precision, IEEE Instrumentation and Measurement Magazine, 24, 1, 2021, doi: 10.1109/MIM.2021.9345597</text:p>
      <text:p text:style-name="P15">A60. D.Petri, P.Carbone, L.Mari, Quality of measurement information in decision making, IEEE Trans. Instr. Meas., 70, 1-16, 2021, doi:10.1109/TIM.2020.3047954</text:p>
      <text:p text:style-name="P15">A59. L.Mari, C.Narduzzi, G.Nordin, S.Trapmann, Foundations of uncertainty in evaluation of nominal properties, Measurement, 152, 1-7, 2020, doi:10.1016/j.measurement.2019.107397</text:p>
      <text:p text:style-name="P15">A58. L.Mari, J.Goodwin, E.Jacobson, L.Pendrill, The definitions of the base units in the revised SI: a terminological analysis, Measurement, 150, 1-5, 2020, doi:10.1016/j.measurement.2019.05.106976</text:p>
      <text:p text:style-name="P15">A57. A.Giordani, L.Mari, A structural model of direct measurement, Measurement, 145, 535-550, 2019, doi:10.1016/j.measurement.2019.05.060</text:p>
      <text:p text:style-name="P15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15">A55. A.Maul, L.Mari, M.Wilson, Intersubjectivity of measurement across the sciences, Measurement, 131, 764-770, 2019, doi:10.1016/j.measurement.2018.08.068</text:p>
      <text:p text:style-name="P15">A54. L.Mari, C.D.Ehrlich, L.R.Pendrill, Measurement units as quantities of objects or values of quantities: a discussion, Metrologia, 55, 716-721, 2018, doi:10.1088/1681-7575/aad8d8</text:p>
      <text:p text:style-name="P15">A53. A.Maul, L.Mari, D.Torres Irribarra, M.Wilson, The quality of measurement results in terms of the structural features of the measurement process, Measurement, 116, 611-620, 2018, doi:10.1016/j.measurement.2017.08.046</text:p>
      <text:p text:style-name="P15">A52. L.Mari, P.Carbone, A.Giordani, D.Petri, A structural interpretation of measurement and some related epistemological issues, Studies in History and Philosophy of Science, 65-66, 46-56, 2017, doi:10.1016/j.shpsa.2017.08.001</text:p>
      <text:p text:style-name="P15">A51. L.Mari, Can formal methods provide (necessary and) sufficient conditions for measurement? (commentary), Measurement: Interdisciplinary Research and Perspectives, 15, 2, 73-75, 2017, doi:10.1080/15366367.2017.1367246</text:p>
      <text:p text:style-name="P15">A50. L.Mari, Toward a harmonized treatment of nominal properties in metrology, Metrologia, 54, 784-795, 2017, doi:10.1088/1681-7575/aa8521</text:p>
      <text:p text:style-name="P15">A49. L.Mari, D.Petri, The metrological culture in the context of Big Data: Managing data-driven decision confidence, IEEE Instrumentation and Measurement Magazine, 20, 5, 4-20, 2017, doi:10.1109/MIM.2017.8036688</text:p>
      <text:p text:style-name="P15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5">A47. L.Mari, A.Maul, D.Torres Irribarra, M.Wilson, Quantities, quantification, and the necessary and sufficient conditions for measurement, Measurement, 100, 115-121, 2017, doi:10.1016/j.measurement.2016.12.050</text:p>
      <text:p text:style-name="P15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5">A45. D.Petri, L.Mari, P.Carbone, A structured methodology for measurement development, IEEE Trans. Instr. Meas., 64, 9, 2367-2379, 2015, doi:10.1109/TIM.2015.2399023</text:p>
      <text:p text:style-name="P15">A44. A.Mencattini, L.Mari, A conceptual framework for concept definition in measurement: the case of 'sensitivity', Measurement, 72,77-87, 2015, doi:10.1016/j.measurement.2015.04.030</text:p>
      <text:p text:style-name="P15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5">A42. L.Mari, Evolution of 30 years of the International Vocabulary of Metrology (VIM), Metrologia, 52, R1-R10, 2015, doi:10.1088/0026-1394/52/1/R1</text:p>
      <text:p text:style-name="P15">A41. L.Mari, D.Petri, Measurement science: constructing bridges between reality and knowledge, IEEE Instrumentation and Measurement Magazine, 17, 6, 6-11, 2014, doi:10.1109/MIM.2014.6968922</text:p>
      <text:p text:style-name="P15">A40. P.Micheli, L.Mari, The theory and practice of performance measurement, Management Accounting Research, 25, 2, 147-156, 2014, doi:10.1016/j.mar.2013.07.005</text:p>
      <text:p text:style-name="P15">A39. L.Mari, Introductory notes for the Acta IMEKO Special Issue on "Historical papers on fundamentals of measurement" (editorial), Acta IMEKO, 3, 1, 2-3, 2014</text:p>
      <text:p text:style-name="P15">A38. L.Mari, M.Wilson, An introduction to the Rasch measurement approach for metrologists, Measurement, 51, 315-327, 2014, doi:10.1016/j.measurement.2014.02.014</text:p>
      <text:p text:style-name="P15">A37. A.Giordani, L.Mari, Modeling measurement: error and uncertainty, in: Error and uncertainty in scientific practice, M.Boumans, G.Hon, A.C.Petersen (eds.), 79-86, Pickering &amp; Chatto, 2014, ISBN 978-1-84893-416-0</text:p>
      <text:p text:style-name="P15">A36. A.Frigerio, A.Giordani, L.Mari, On representing information: a characterization of the analog/digital distinction, Dialectica, 67, 4, 455–483, 2013, doi:10.1111/1746-8361.12040</text:p>
      <text:p text:style-name="P15">A35. L.Mari, A quest for the definition of measurement, Measurement, 46, 2889-2895, 2013, doi:10.1016/j.measurement.2013.04.039</text:p>
      <text:p text:style-name="P15">A34. L.Mari, A.Giordani, Quantity and quantity value, Metrologia, 49, 756–764, 2012, doi:10.1088/0026-1394/49/6/756</text:p>
      <text:p text:style-name="P15">A33. A.Giordani, L.Mari, Measurement, models, and uncertainty, IEEE Trans. Instr. Meas., 61, 8, 2144-2152, 2012, doi:10.1109/TIM.2012.2193695</text:p>
      <text:p text:style-name="P15">A32. L.Mari, P.Carbone, D.Petri, Measurement fundamentals: a pragmatic view, IEEE Trans. Instr. Meas., 61, 8, 2107-2115, 2012, doi:10.1109/TIM.2012.2193693</text:p>
      <text:p text:style-name="P15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5">A30. A.Giordani, L.Mari, Property evaluation types, Measurement, 45, 437-452, 2012, doi:10.1016/j.measurement.2011.10.030</text:p>
      <text:p text:style-name="P15"><text:soft-page-break/>A29. V.Lazzarotti, R.Manzini, L.Mari, A model for R&amp;D performance measurement, Int. J. Production Economics, 134, 212-223, 2011, doi:10.1016/j.ijpe.2011.06.018</text:p>
      <text:p text:style-name="P15">A28. D.Macii, L.Mari, D.Petri, Comparison of measured quantity value estimators in nonlinear models, IEEE Trans. Instr. Meas., 59, 1, 238-246, 2010, doi:10.1109/TIM.2009.2023820</text:p>
      <text:p text:style-name="P15">A27. A.Frigerio, A.Giordani, L.Mari, Outline of a general model of measurement, Synthese, 175, 2, 123-149, 2010, doi:10.1007/s11229-009-9466-3</text:p>
      <text:p text:style-name="P15">A26. L.Mari, On (kinds of) quantities, Metrologia, 46, L11-L15, 2009, doi:10.1088/0026-1394/46/3/N01</text:p>
      <text:p text:style-name="P15">A25. L.Mari, A computational system for uncertainty propagation of measurement results, Measurement, 42, 6, 844-855, 2009, doi:10.1016/j.measurement.2009.01.011</text:p>
      <text:p text:style-name="P15">A24. L.Mari, V.Lazzarotti, R.Manzini, Measurement in soft systems: epistemological framework and a case study, Measurement, 42, 2, 241-253, 2009, doi:10.1016/j.measurement.2008.06.004</text:p>
      <text:p text:style-name="P15">A23. P.Carbone, L.Buglione, L.Mari, D.Petri, A comparison between foundations of Metrology and Software Measurement, IEEE Trans. Instr. Meas., 57, 2, 235-241, 2008, doi:10.1109/TIM.2007.909614</text:p>
      <text:p text:style-name="P15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5">A21. L.Mari, Measurability, in: Measurement in Economics, M.Boumans (ed.), 41-77, Elsevier, 2007, ISBN 978-0-12-370489-4</text:p>
      <text:p text:style-name="P15">A20. L.Mari, R.Morawski, The evolving science of measurement (editorial), Metrology and Measurement Systems, XIII, 1, 3-8, 2007</text:p>
      <text:p text:style-name="P15">A19. L.Mari, S.Sartori, A Relational Theory of Measurement: traceability as a solution to the non-transitivity of measurement results, Measurement, 40, 2, 233-242, 2007, doi:10.1016/j.measurement.2006.06.014</text:p>
      <text:p text:style-name="P15">A18. S.Genone, C.Mari, L.Mari, e-Learning and new didactic scenarios: the mediation of technology between methodologies and didactic goals, International Journal of Web-based Learning and Teaching Technologies, 1, 3, 28-44, 2006</text:p>
      <text:p text:style-name="P15">A17. L.Finkelstein, R.Morawski, L.Mari, Logical and philosophical aspects of measurement (editorial) Measurement, 38, 4, 257-258, 2005, doi:10.1016/j.measurement.2005.09.001</text:p>
      <text:p text:style-name="P15">A16. L.Mari, The problem of foundations of measurement, Measurement, 38, 4, 259-266, 2005, doi:10.1016/j.measurement.2005.09.006</text:p>
      <text:p text:style-name="P15">A15. L.Mari, Errors in digital signal systems, in: Handbook of Measuring System Design, P.Sydenham, R.Thorn (eds.), 314-317, Wiley, 2005, ISBN 0-470-02143-8</text:p>
      <text:p text:style-name="P15">A14. L.Mari, Explanation of key error and uncertainty concepts and terms, in: Handbook of Measuring System Design, P.Sydenham, R.Thorn (eds.), 331-335, Wiley, 2005,ISBN 0-470-02143-8</text:p>
      <text:p text:style-name="P15">A13. L.Mari, Principles of semiotics as related to measurement, in: Handbook of Measuring System Design, P.Sydenham, R.Thorn (eds.), 134-139, Wiley, 2005, ISBN 0-470-02143-8</text:p>
      <text:p text:style-name="P15">A12. L.Mari, Characteristics and theory of knowledge, in: Handbook of Measuring System Design, P.Sydenham, R.Thorn (eds.), 127-133, Wiley, 2005, ISBN 0-470-02143-8</text:p>
      <text:p text:style-name="P15">A11. L.Mari, Models of the measurement process, in: Handbook of Measuring System Design, P.Sydenham, R.Thorn (eds.), 681-684, Wiley, 2005, ISBN 0-470-02143-8</text:p>
      <text:p text:style-name="P15">A10. L.Mari, Epistemology of measurement, Measurement, 34, 1, 17-30, 2003, doi:10.1016/S0263-2241(03)00016-2</text:p>
      <text:p text:style-name="P15">A9. L.Mari, L.Reznik, Uncertainty in measurement: some thoughts about its expressing and processing, in: Soft computing in measurement and information acquisition, L.Reznik, V.Kreinovich (eds.), 1-9, Springer, 2003, ISBN 3-540-00246-4</text:p>
      <text:p text:style-name="P15">A8. L.Mari, G.Zingales, Uncertainty in Measurement Science, in: Measurement Science – A discussion, K.Karija, L.Finkelstein (eds.), Ohmsha, IOS Press, 2000, ISBN 4-274-90398-2 (Ohmsha Ltd.) / 1-58603-088-4 (IOS Press)</text:p>
      <text:p text:style-name="P15">A7. L.Mari, Beyond the representational viewpoint: a new formalization of measurement, Measurement, 27, 2, 71-84, 2000, doi:10.1016/S0263-2241(99)00055-X</text:p>
      <text:p text:style-name="P15">A6. L.Mari, Notes towards a qualitative analysis of information in measurement results, Measurement, 25, 3, 183-192, 1999, doi:10.1016/S0263-2241(99)00002-0</text:p>
      <text:p text:style-name="P15">A5. L.Mari, The role of determination and assignment in measurement, Measurement, 21, 3, 79-90, 1997, doi:10.1016/S0263-2241(97)00050-X</text:p>
      <text:p text:style-name="P15">A4. L.Mari, The meaning of “quantity” in measurement, Measurement, 17, 2, 127-138, 1996, doi:10.1016/0263-2241(96)00022-X</text:p>
      <text:p text:style-name="P15">A3. M.Actis Dato, L.Ferrari, C.Godio, L.Mari, Integrated quality-oriented data management, International Journal of CADCAM and Computer Graphics / Revue International de CFAO, 9, 3, 281-293, 1994</text:p>
      <text:p text:style-name="P15">A2. L.Mari, On the comparison of inexact measurement results, Measurement, 9, 4, 157-162, 1991, doi:10.1016/0263-2241(91)90011-E</text:p>
      <text:p text:style-name="P15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soft-page-break/>Pubblicazioni in riviste scientifiche o libri italiani</text:p>
      <text:p text:style-name="P16">B80. L.Mari, D.Petri, Riflessioni sulla caratterizzazione metrologica dei sistemi di Machine Learning - Sistemi per la classificazione - Seconda parte, Tutto_Misure, 4, 2025</text:p>
      <text:p text:style-name="P16">B79. L.Mari, M.Ingaggiati, R.Ruffini, L'AI entra nei processi aziendali, Sviluppo &amp; Organizzazione, 322, 2025</text:p>
      <text:p text:style-name="P16">B7<text:span text:style-name="T8">8</text:span>. L.Mari, D.Petri, Riflessioni sulla caratterizzazione metrologica dei sistemi di Machine Learning – <text:span text:style-name="T8">Sistemi </text:span>per la classificazione, Tutto_Misure, <text:span text:style-name="T8">3</text:span>, 2025</text:p>
      <text:p text:style-name="P16">B77. L.Mari, A.Giordani, D.Petri, Un'introduzione all'Intelligenza Artificiale Generativa - Terza parte: Intelligenza Artificiale Generativa, Tutto_Misure, 2, 2025</text:p>
      <text:p text:style-name="P15">B76. L.Mari, A.Giordani, D.Petri, Un'introduzione all'Intelligenza Artificiale Generativa - Seconda parte: Reti neurali artificiali, Tutto_Misure, 1, 2025</text:p>
      <text:p text:style-name="P15">B75. L.Mari, Cos'è l'incertezza di misura, dunque?, Tutto_Misure, 1, 2025</text:p>
      <text:p text:style-name="P15">B74. L.Mari, A.Giordani, D.Petri, Un'introduzione all'Intelligenza Artificiale Generativa - Prima parte: Machine Learning, Tutto_Misure, 4, 2024</text:p>
      <text:p text:style-name="P15">B73. L.Mari, È cambiato il concetto di unità di misura? - L'impatto della revisione del SI, Tutto_Misure, 4, 2024 </text:p>
      <text:p text:style-name="P15">B72. L.Mari, F.Bertolotti, Un'analisi preliminare della metrologia dell'intelligenza artificiale, Tutto_Misure, 2, 2024</text:p>
      <text:p text:style-name="P15">B71. L.Mari, M.Pradella, La terminologia della metrologia nei laboratori delle strutture sanitarie: un'analisi, Tutto_Misure, 1, 2024</text:p>
      <text:p text:style-name="P15">B70. L.Mari, M.Pradella, La terminologia della metrologia: qualche riflessione con particolare riferimento al caso dei laboratori delle strutture sanitarie, Tutto_Misure, 4, 2023</text:p>
      <text:p text:style-name="P15">B69. L.Mari, F.Bertolotti, D.Petri, Una breve introduzione ai sistemi di intelligenza artificiale nella prospettiva della metrologia, Tutto_Misure, 3, 2023</text:p>
      <text:p text:style-name="P15">B68. L.Mari, Il ruolo sociale della cultura metrologica: qualche ipotesi, AEIT, maggio/giugno 2023</text:p>
      <text:p text:style-name="P15">B67. L.Mari, F.Bertolotti, In dialogo con un agente artificiale a proposito di qualche argomento di metrologia, Tutto_Misure, 2, 2023</text:p>
      <text:p text:style-name="P17"><text:span text:style-name="T9">B66. L.Mari, </text:span><text:span text:style-name="T10">Trasformazione digitale: il prossimo obiettivo fondamentale della metrologia fondamentale?</text:span><text:span text:style-name="T9">, Tutto_Misure, 1, 2023</text:span></text:p>
      <text:p text:style-name="P15">B65. L.Angrisani, G.Betta, P.Carbone, A.Cigada, Z.Del Prete, A.Ferrero, L.Mari, N.Paone, D.Petri, E.Sardini, Verso un "Manifesto per la cultura metrologica"?, Tutto_Misure, 4, 2022</text:p>
      <text:p text:style-name="P15">B64. L.Mari, R.Buccianti, Verso una norma del Tecnico Metrologo, Tutto_Misure, 3, 2022</text:p>
      <text:p text:style-name="P15">B63. L.Mari, A.Ferrero, D.Petri, Le scale di misura: un ponte tra mondo empirico e mondo dell'informazione, Tutto_Misure, 2, 2022</text:p>
      <text:p text:style-name="P15">B62. L.Mari, D.Petri, A.Ferrero, Il ruolo sociale della cultura metrologica: qualche ipotesi, Tutto_Misure, 1, 2022 </text:p>
      <text:p text:style-name="P15">B61. L.Mari, D.Petri, La cultura metrologica tra dataismo e post-verità, Tutto_Misure, 4, 2021</text:p>
      <text:p text:style-name="P15">B60. A.Giordani, L.Mari, D.Petri, La scienza della misurazione è una scienza? di che genere?, Tutto_Misure, 3, 2021</text:p>
      <text:p text:style-name="P15">B59. S.Shirmohammadi, L.Mari, D.Petri, A proposito della (spesso sbagliata...) rappresentazione grafica dell'accuratezza e della precisione, Tutto_Misure, 2, 2021</text:p>
      <text:p text:style-name="P15">B58. L.Mari, C.Narduzzi, Verso una nuova edizione del Vocabolario Internazionale di Metrologia (VIM)?, Tutto_Misure, 1, 2021</text:p>
      <text:p text:style-name="P15">B57. L.Mari, R.Buccianti, M.Cibien, Quali competenze ha il metrologo oggi?, Tutto_Misure, 4, 2020 (preprint)</text:p>
      <text:p text:style-name="P15">B56. R.Buccianti, M.Cibien, L.Mari, Le competenze del metrologo, la figura professionale del metrologo, Tutto_Misure, 3, 2020</text:p>
      <text:p text:style-name="P15">B55. M.Cibien, L.Mari, La metrologia tra complessità, incertezza e rischio, Tutto_Misure, 2, 2020</text:p>
      <text:p text:style-name="P15">B54. L.Mari, F.Grégis, A.Giordani, La riscoperta del valor vero? - Seconda parte, Tutto_Misure, 1, 2020</text:p>
      <text:p text:style-name="P15">B53. L.Mari, Intelligenza e comprensione: confronto fra naturale e artificiale, Sviluppo &amp; Organizzazione, 290, 26-32, 2019</text:p>
      <text:p text:style-name="P15">B52. L.Mari, A.Giordani, La riscoperta del valor vero?, Tutto_Misure, 4, 2019</text:p>
      <text:p text:style-name="P15">B51. L.Mari, Maestra, cos'è un kilo? - Come spiegare le nuove definizioni del SI, Tutto_Misure, 3, 2019</text:p>
      <text:p text:style-name="P15">B50. L.Mari, C.Narduzzi, Verso un'incertezza di classificazione – La cultura metrologica nella valutazione delle proprietà classificatorie, Tutto_Misure, 2, 2019</text:p>
      <text:p text:style-name="P15">B49. L.Mari, La qualità è una caratteristica misurabile?, A - Rivista dell'Ordine degli Architetti della Provincia di Trento, 1, 2019</text:p>
      <text:p text:style-name="P15">B48. L.Mari, R.Buccianti, M.Cibien, A.Lazzari, Il concetto di modello di misura, Tutto_Misure, 1, 2019</text:p>
      <text:p text:style-name="P15">B47. L.Mari, Cosa accadrà alle unità di base nel nuovo SI?, Tutto_Misure, 4, 2018</text:p>
      <text:p text:style-name="P15">B46. L.Mari, La misurazione, tra conservazione e riforma, Tutto_Misure, 3, 2018</text:p>
      <text:p text:style-name="P15">B45. L.Mari, A.Giordani, D.Petri, C'è ancora una differenza tra misurare e calcolare? - Seconda parte, Tutto_Misure, 2, 2018</text:p>
      <text:p text:style-name="P15">B44. F.Bertolotti, L.Mari, Agent-Based Modeling: un'analisi critica della bibliografia e delle relazioni con la Teoria Generale dei Sistemi, Università Cattaneo Research Reports, 3, 2018</text:p>
      <text:p text:style-name="P15">B43. R.Ruffini, L.Mari, Lavoro umano e intelligenza artificiale - Uno scenario di possibili evoluzioni, Persone&amp;Conoscenze, 128, 62-66, 2018</text:p>
      <text:p text:style-name="P15"><text:soft-page-break/>B42. L.Mari, A.Giordani, D.Petri, C'è ancora una differenza tra misurare e calcolare?, Tutto_Misure, 1, 2018</text:p>
      <text:p text:style-name="P15">B41. L.Mari, D.Petri, Quale ruolo della metrologia nel mondo dei big data?, Tutto_Misure, 4, 2017</text:p>
      <text:p text:style-name="P15">B40. L.Mari, S.Astuti, A.Ravarini, R.Ruffini, Industria 4.0: una nuova rivoluzione?, Sviluppo &amp; Organizzazione, 277, 40-52, 2017</text:p>
      <text:p text:style-name="P15">B39. L.Mari, Unità di misura e valori di grandezze – Seconda parte, Tutto_Misure, 3, 2017</text:p>
      <text:p text:style-name="P15">B38. L.Mari, Unità di misura e valori di grandezze, Tutto_Misure, 2, 2017</text:p>
      <text:p text:style-name="P15">B37. L.Mari, D.Petri, Cos'è la metrologia, insomma?, Tutto_Misure, 1, 2017</text:p>
      <text:p text:style-name="P15">B36. L.Mari, I risultati di misura: un'esplorazione, Tutto_Misure, 4, 2016</text:p>
      <text:p text:style-name="P15">B35. L.Mari, Accuratezza di misura: qualche nota, Tutto_Misure, 3, 2016</text:p>
      <text:p text:style-name="P15">B34. L.Mari, Definizione del misurando e incertezza di definizione - Un'introduzione, Tutto_Misure, 2, 2016</text:p>
      <text:p text:style-name="P15">B33. L.Mari, F. Pavese, Ancora sul nuovo SI, Tutto_Misure, 1, 2016</text:p>
      <text:p text:style-name="P15">B32. L.Mari, La taratura degli strumenti di misura: un tentativo di chiarimento di un problema fondamentale, Tutto_Misure, 4, 2015</text:p>
      <text:p text:style-name="P15">B31. L.Mari, M.Cibien, Il Vocabolario Internazionale di Metrologia (VIM): passato, presente e futuro, U&amp;C, 8, 23-26, 2015</text:p>
      <text:p text:style-name="P15">B30. L.Mari, La revisione del Sistema Internazionale di unità (SI): una rivoluzione in arrivo?, U&amp;C, 8, 29-31, 2015</text:p>
      <text:p text:style-name="P15">B29. L.Mari, Il nuovo SI – Seconda parte, Tutto_Misure, 3, 2015</text:p>
      <text:p text:style-name="P15">B28. L.Mari, Il nuovo SI, Tutto_Misure, 2, 2015</text:p>
      <text:p text:style-name="P15">B27. L.Mari, La nuova Guida all'Incertezza di Misura, Tutto_Misure, 1, 2015</text:p>
      <text:p text:style-name="P15">B26. L.Mari, La revisione del VIM, Tutto_Misure, 3, 2014</text:p>
      <text:p text:style-name="P15">B25. L.Mari, Problemi (tentativamente filosofici) del controllo, in: Strutture di mondo II, L.Urbani Ulivi (ed.), Il Mulino, 2013</text:p>
      <text:p text:style-name="P15">B24. L.Mari, Proprietà classificatorie: Qualche considerazione sulla misurabilità oltre le unità di misura, Tutto_Misure, 2, 2013</text:p>
      <text:p text:style-name="P15">B23. A.Giordani, L.Mari, Problemi filosofici del controllo, Rivista di Filosofia Neo-Scolastica, 4, 661-686, 2012</text:p>
      <text:p text:style-name="P15">B22. L.Mari, Qualche riflessione sulla retroazione come caratteristica sistemica, Rivista di Filosofia Neo-Scolastica, 4, 571-586, 2011</text:p>
      <text:p text:style-name="P15">B21. E.Puddu, L.Mari, Un'introduzione ai sistemi RFId, Tutto_Misure, 1, 2011</text:p>
      <text:p text:style-name="P15">B20. L.Mari, B.I.Rebaglia, Il Vocabolario Internazionale di Metrologia – Un'analisi critica, Tutto_Misure, 4, 2009</text:p>
      <text:p text:style-name="P15">B19. P.Carbone, L.Buglione, L.Mari, D.Petri, Prospettive di misura per il monitoraggio e controllo della produzione di software, De Qualitate, 72-76, febbraio 2009</text:p>
      <text:p text:style-name="P15">B18. L.Mari, S.Sartori, Incertezza delle misure e ottimizzazione dei costi di produzione, Tutto_Misure, 1, 2007</text:p>
      <text:p text:style-name="P15">B17. L.Mari, S.Sartori, Si possono ridurre i costi della riferibilità?, Tutto_Misure, 1, 2006</text:p>
      <text:p text:style-name="P15">B16. L.Mari, (Non-)fondamenti della misurazione, Tutto_Misure, 1, 2005</text:p>
      <text:p text:style-name="P15">B16. L.Mari, Lectures on Measurement Science, LIUC Papers, n.157, 2004 – ISSN 1722-4667</text:p>
      <text:p text:style-name="P15">B15. S.Genone, C.Mari, L.Mari, D.Redolfi, Firma digitale e processo civile telematico in un'esperienza di eLearning, Informatica e diritto, XXX, Vol.XIII, n.1-2, 303-313, 2004</text:p>
      <text:p text:style-name="P15">B14. L.Mari, A.Balsamo, F.Cabiati, Metodi di misura e teoria della misurazione: due temi davvero inconciliabili?, Tutto_Misure, 4, 2001</text:p>
      <text:p text:style-name="P15">B13. L.Mari, Ai fondamenti del problema dell'incertezza delle misure, Tutto_Misure, 1, 2000</text:p>
      <text:p text:style-name="P15">B12. L.Mari, Appunti sul XV Congresso Internazionale IMEKO, Tutto_Misure, 3, 1999</text:p>
      <text:p text:style-name="P15">B11. L.Mari, Internet: caratteristiche e potenzialità, in: C.Vaccà (ed.), Il commercio elettronico, Egea, 1999</text:p>
      <text:p text:style-name="P15">B10. L.Mari, La giornata della misurazione, Qualità – Guida alla Metrologia, settembre-ottobre 1998</text:p>
      <text:p text:style-name="P15">B9. L.Mari, A.Sinatra, Università e formazione continua: il ruolo delle tecnologie, IF - rivista della Fondazione IBM Italia, VI, 3, 94-101, 1998</text:p>
      <text:p text:style-name="P15">B8. L.Mari, La rappresentazione di dati non esatti: un'introduzione, LIUC Papers, n.28, 1996 – ISSN 1722-4667</text:p>
      <text:p text:style-name="P15">B7. L.Mari, La qualità è una caratteristica misurabile?, LIUC Papers, n.9, 1994 – ISSN 1722-4667</text:p>
      <text:p text:style-name="P15">B6. L.Mari, Problemi sulla non esattezza nella misurazione, L'Energia Elettrica, 2, LXX, 52-58, 1993</text:p>
      <text:p text:style-name="P15">B5. L.Mari, Oggettività e soggettività della misurazione, L'Energia Elettrica, 11, LXIX, 441-446, 1992</text:p>
      <text:p text:style-name="P15">B4. L.Mari, Sulla natura relazionale della misurazione, L'Energia Elettrica, 6, LXIX, 241-246, 1992</text:p>
      <text:p text:style-name="P15">B3. L.Mari, Sul concetto di attributo, L'Energia Elettrica, 5, LXIX, 193-196, 1992</text:p>
      <text:p text:style-name="P15">B2. L.Mari, Sul concetto di misurazione, L'Energia Elettrica, 2, LXIX, 51-56, 1992</text:p>
      <text:p text:style-name="P15">B1. E.Guagnini, L.Mari, P.Mussio, Valutazione plausibile dei comportamenti di sistemi dinamici da loro descrizioni sincroniche, Dinamica dei sistemi, 3, 65-87, 1989</text:p>
      <text:p text:style-name="Heading_20_3">Pubblicazioni in atti di conferenze – Su invito</text:p>
      <text:p text:style-name="P15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5"><text:soft-page-break/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5">C16. L.Mari, Properties as measurands: An overview and some critical issues, proc. 13th IMEKO TC1 &amp; TC7 Joint Symposium, London, UK, 1–3 September 2010, IOP J. Phys.: Conf. Ser. 238 012002, doi:10.1088/1742-6596/238/1/012002</text:p>
      <text:p text:style-name="P15">C15. L.Mari, B.Rebaglia, Il Vocabolario Internazionale di Metrologia: un'analisi critica, proc. Metrologia &amp; Qualità, Torino, 7-9 Apr 2009, CDROM, ISBN 8890314958</text:p>
      <text:p text:style-name="P15">C14. L.Mari, On the measurand definition, proc. XVIII IMEKO World Congress, Rio de Janeiro, 17–22 Sep 2006</text:p>
      <text:p text:style-name="P15">C13. L.Mari, Epistemological status of Measurement Science, proc. IMEKO TC7 Symposium on Advances of Measurement Science, IX-X, Saint-Petersburg, Russia, 30 Jun-2 Jul 2004 – ISBN 5-93629-167-7</text:p>
      <text:p text:style-name="P15">C12. L.Mari, Epistemological foundations of measurement, proc. IMEKO TC7 Symposium on Measurement science of the information era, 12-20, Crakow, Poland, 25-27 Jun 2002 - ISBN 83-89122-01-4</text:p>
      <text:p text:style-name="P15">C11. L.Mari, A.Taroni, Una caratterizzazione delle condizioni per la qualità della misurazione, proc. XVIII Congresso Nazionale GMEE, 219-225, Siena, 18-20 Sep 2001</text:p>
      <text:p text:style-name="P15">C10. L.Mari, The duality of sensing and coding as a fundamental topic of information science, proc. SCI 2001, Vol.16, 177-180, Orlando (Fl.), 22-25 Jul 2001</text:p>
      <text:p text:style-name="P15">C9. L.Mari, G.Zingales, Uncertainty in measurement science, proc. IMEKO TC7 International workshop on Advances in measurement science, 177-189, Kyoto, 19-20 Jun 1999</text:p>
      <text:p text:style-name="P15">C8. L.Mari, Uncertainty in measurement: a survey, proc. ISPRS - WG VI/3, Parma, 15-19 Feb 1999</text:p>
      <text:p text:style-name="P15">C7. L.Mari, The twofold nature of measurement as empirical and linguistic operation, proc. ISPRS - WG VI/3, Parma, 15-19 Feb 1999</text:p>
      <text:p text:style-name="P15">C6. L.Mari, Intelligenza e intelligenza artificiale: una breve bibliografia commentata, proc. XIV Giornata della Misurazione, Como, 22-23 Jun 1995, in: “Qualità”, 4/95, AICQ, 1995</text:p>
      <text:p text:style-name="P15">C5. L.Mari, Considerazioni sul concetto di intelligenza applicato ai sistemi di misura, proc. XIII Giornata della Misurazione, 25-29, Como, 23-24 Jun 1994, Clup</text:p>
      <text:p text:style-name="P15">C4. L.Mari, Concepts of fuzzy data classification, proc. I Workshop on Digital Sensors and Systems, ISPRS TC 1, Trento, 21-25 Jun 1993</text:p>
      <text:p text:style-name="P15">C3. L.Mari, Sulla definizione di relazione di compatibilità e di gruppo compatibile di misure, proc. IX Giornata della Misurazione, 15-30, Como, 7-8 Jun 1990, Clup</text:p>
      <text:p text:style-name="P15">C2. L.Mari, Note sull'applicabilità della teoria degli insiemi sfumati alla teoria della misurazione, proc. IX Giornata della Misurazione, 9-14, Como, 7-8 Jun 1990, Clup</text:p>
      <text:p text:style-name="P15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15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5">D54. F.Bertolotti, L.Mari, A methodology for limit cycle detection in simulation models, Simulation for a Sustainable Future, EUROSIM, 2023 </text:p>
      <text:p text:style-name="P15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5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5">D51. D.Petri, P.Carbone, L.Mari, Quality of measurement information in the context of sports applications, proc. IEEE STAR 2022: in corso di pubblicazione</text:p>
      <text:p text:style-name="P15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5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5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5"><text:soft-page-break/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5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5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5">D44. A.Locoro, A.Ravarini, F.Cabitza, L.Mari, Is making the new knowing? Tangible and intangible knowledge artifacts in DiDIY, proc. 25th European Conference on Information Systems (ECIS), Guimarães, Portugal, June 5-10, 2017</text:p>
      <text:p text:style-name="P15">D43. L.Mari, A.Maul, D.Torres Irribarra, M.Wilson, A meta-structural understanding of measurement, proc. IMEKO Joint Symposium 2016 TC1-TC7-TC13, J. Phys.: Conf. Ser. 772, 2016, doi:10.1088/1742-6596/772/1/012009</text:p>
      <text:p text:style-name="P15">D42. L.Mari, F.Pavese, A conceptual roadmap for setting up a system of units in the “New SI” context, proc. IMEKO Joint Symposium 2016 TC1-TC7-TC13, J. Phys.: Conf. Ser. 772, 2016, doi:10.1088/1742-6596/772/1/012011</text:p>
      <text:p text:style-name="P15">D41. L.Mari, M.Wilson, A structural framework across strongly and weakly defined measurements, IEEE I2MTC 2015, Pisa, 11-14 May 2015, 1522 – 1526, doi:10.1109/I2MTC.2015.7151504</text:p>
      <text:p text:style-name="P15">D40. L.Mari, A.Mencattini, A property type invariant model of measurement applied to nominal evaluations, proc. IMEKO Joint Symposium 2014 TC1-TC7-TC13, J. Phys.: Conf. Ser. 588, 2014, doi:10.1088/1742-6596/588/1/012008</text:p>
      <text:p text:style-name="P15">D39. L.Mari, A.Giordani, On the input of a measurement process, proc. IMEKO Joint Symposium 2014 TC1-TC7-TC13, J. Phys.: Conf. Ser. 588, 2014 012024, doi:10.1088/1742-6596/588/1/012024</text:p>
      <text:p text:style-name="P15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5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5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5">D35. A.Giordani, L.Mari, Quantity and quantity value, proc. Joint International IMEKO TC1-TC7-TC13 Symposium, Jena, Germany, 31 August-2 September 2011, pp.29-32</text:p>
      <text:p text:style-name="P15">D34. L.Cremona, M.Della Bordella, L.Mainetti, L.Mari, L.Patrono, A.Ravarini, Towards a framework for evaluating the benefits of RFID adoption in supply chains, proc. SoftCOM 2011, Dubrovnik, 15–17 September 2011</text:p>
      <text:p text:style-name="P15">D33. L.Mari, A VIM3-compliant measurement model and some related issues, proc. 13th IMEKO TC1 &amp; TC7 Joint Symposium, London, UK, 1–3 September 2010, IOP J. Phys.: Conf. Ser. 238, 2010, doi:10.1088/1742-6596/238/1/012025</text:p>
      <text:p text:style-name="P15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5">D31. L.Mari, A.Giordani, Towards a concept of property evaluation type, proc. 13th IMEKO TC1 &amp; TC7 Joint Symposium, London, UK, 1–3 September 2010, IOP J. Phys.: Conf. Ser. 238, 2010, doi:10.1088/1742-6596/238/1/012027</text:p>
      <text:p text:style-name="P15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5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5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5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5">D26. L.Mari, S.Sartori, The metrological system as a small-world network: some notes for the analysis of its structural efficiency, proc. XVIII IMEKO World Congress, Rio de Janeiro, Brazil, 17–22 Sep 2006</text:p>
      <text:p text:style-name="P15"><text:soft-page-break/>D25. P.Carbone, L.Buglione, L.Mari, D.Petri, Metrology and software measurement: a comparison of some basic characteristics, proc. IEEE IMTC 2006, 1082-1086, Sorrento, 24-27 Apr 2006</text:p>
      <text:p text:style-name="P15">D24. L.Mari, D.Petri, Propagating uncertainty through discrete time dynamic systems, proc. IEEE AMUEM 2006, International Workshop on Advanced Methods for Uncertainty Estimation in Measurement, 23-26, Trento, 20-21 Apr 2006</text:p>
      <text:p text:style-name="P15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5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5">D21. L.Mari, On the “paradox of foundation” for measurement, proc. IMEKO TC7 Symposium on Advances of Measurement Science, 55-58, Saint-Petersburg, Russia, 30 Jun-2 Jul 2004 – ISBN 5-93629-167-7</text:p>
      <text:p text:style-name="P15">D20. A.Frigerio, L.Mari, M.Padula, S.Raynaud, The analogue/digital opposition: a semiotic matter, proc. Signs of the world – VIII Congress of the International Association of Semiotic Studies, 33-34, Lyon, France, 7-12 Jul 2004</text:p>
      <text:p text:style-name="P15">D19. S.Genone, C.Mari, A.Ravarini. L.Mari, Innovating through effective eLearning: the eLearning strategy at Università Cattaneo, proc. 1st European Conference on e-Learning and Management Education, Milano, 19 Mar 2004</text:p>
      <text:p text:style-name="P15">D18. L.Mari, The concepts of analog and digital coding in terms of measurement theory, proc. XVII IMEKO World Congress, 1111-1114, Dubrovnik, Croatia, 22-27 Jun 2003 – ISBN 953-7124-00-2</text:p>
      <text:p text:style-name="P15">D17. L.Mari, C.Mari, J.Moro, A.Ravarini, M.Tagliavini, G.Buonanno, “Multifunctional eBook”: a tool to innovate learning situations, proc. European Conference on eLearning, Uxbridge, UK, Novembre 2002</text:p>
      <text:p text:style-name="P15">D16. A.Ravarini, J.Moro, M.Tagliavini, L.Mari, Exploring the relationships between CIO competencies and company performance, proc. SCI 2001, Vol.2, 209-214, Orlando (Fl.), USA, 22-25 Jul 2001</text:p>
      <text:p text:style-name="P15">D15. G.Buonanno, C.Gallazzi, L.Mari, F.Pigni, A.Ravarini, D.Sciuto, M.Tagliavini, eBusiness Models within Small and Medium Enterprises, proc. European eBusiness &amp; eWork Conference 2000</text:p>
      <text:p text:style-name="P15">D14. L.Mari, Metrological issues in weak scale type evaluation, proc. XVI IMEKO World Congress, Vol.5, 93-96, Vienna, Austria, 25-28 Sep 2000 – ISBN 3-901888-07-1</text:p>
      <text:p text:style-name="P15">D13. L.Mari, Notes on the uncertainty of measurement, proc. XV IMEKO World Congress, Vol.2, 89-92, Osaka, Japan, 13-18 Jun 1999</text:p>
      <text:p text:style-name="P15">D12. A.Balsamo, L.Mari, On the metrological evaluation of the software component of intelligent measuring systems, proc. IEEE IMTC 1999, Vol.2, 953-957, Venezia, 24-26 May 1999 – ISBN 0-7803-5276-9</text:p>
      <text:p text:style-name="P15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5">D10. L.Mari, On the relation between uncertainty and information in measurement, proc. XIV IMEKO World Congress, Vol.5, 89-94, Tampere, 1-6 Jun 1997 – ISBN 951-96567-8-2</text:p>
      <text:p text:style-name="P15">D9. L.Mari, The measurement of quality: a metrological point of view, atti XIV IMEKO World Congress, Vol.5, 71-76, Tampere, 1-6 Jun 1997 – ISBN 951-96567-8-2</text:p>
      <text:p text:style-name="P15">D8. L.Mari, A model integrating operative issues in a theory of measurement, atti XIII IMEKO World Congress, 855-858, Torino, 5-9 Sep 1994</text:p>
      <text:p text:style-name="P15">D7. M.Cunietti, D.Costantini, L.Gonella, L.Mari, M.Savino, Measurement day in Como - An Italian experience, atti XIII IMEKO World Congress, 832-837, Torino, 5-9 Sep 1994</text:p>
      <text:p text:style-name="P15">D6. L.Mari, C.Sacchi, Towards the integration of solid and surface modeling by means of pseudo-boolean operators, proc. IFIP TC 5/WG 5.10 Workshop on Geometric modeling in computer graphics, Genova, 28 Jun-2 Jul 1993</text:p>
      <text:p text:style-name="P15">D5. L.Mari, Remarks on the operative meaning of measurement, proc. European Scientific Metrological Conference, St. Petersburg (Russia), 1-4 Sep 1992</text:p>
      <text:p text:style-name="P15">D4. L.Mari, C.Sacchi, How to perform Pseudo-Booleans with trimmed curves and surfaces exploiting geometry orientation, proc. The mathematics of surfaces, Edinburgh (UK), 14-16 Sep 1992</text:p>
      <text:p text:style-name="P15">D3. L.Mari, Notes on the fuzzy set theory as a tool for the measurement theory, proc. XII IMEKO World Congress, Fundamental metrology, measurement theory and education, 70-74, Beijing (China), 5-10 Sep 1991</text:p>
      <text:p text:style-name="P15">D2. P.Bottoni, L.Mari, P.Mussio, Empirical plausible reasoning by multiple-valued logic, proc. IPMU 90, 361-363, Paris (France), 2-6 Jul 1990</text:p>
      <text:p text:style-name="P15">D1. F.Folini, L.Mari, I.Vicini, A parametric CAD system: requirements &amp; functional characteristics, proc. CAPE 89, 115-122, Tokyo (Japan), 2-5 Oct 1989</text:p>
      <text:p text:style-name="Heading_20_3">Pubblicazioni in atti di conferenze nazionali</text:p>
      <text:p text:style-name="P15">E22. A.Mencattini, L.Mari, Una strategia strutturata per definire concetti nella scienza della misurazione: la sensibilità, proc. XXX Congresso Nazionale GMEE, Trento, 8-11 Sep 2013</text:p>
      <text:p text:style-name="P15"><text:soft-page-break/>E21. F.Pigni, A.Ravarini, S.Astuti, G.Buonanno, L.Mari, RFId in the fashion industry: exploratory case study and implications, proc. ITAIS 2006</text:p>
      <text:p text:style-name="P15">E20. L.Buglione, P.Carbone, L.Mari, D.Petri, Problemi di misurabilità del software in prospettiva della Scienza della Misurazione, proc. XXIII Congresso Nazionale GMEE, L'Aquila, 11-13 Sep 2006</text:p>
      <text:p text:style-name="P15">E19. L.Mari, S.Sartori, La valutazione dell'incertezza come strumento di ottimizzazione dei costi di produzione, proc. XXIII Congresso Nazionale GMEE, L'Aquila, 11-13 Sep 2006</text:p>
      <text:p text:style-name="P15">E18. R.Hodges, J.Moro, C.Vitari, A.Ravarini, L.Mari, Un framework per la classificazione dei sistemi di gestione della conoscenza, proc. ITAIS 2005</text:p>
      <text:p text:style-name="P15">E17. L.Mari, S.Sartori, Analisi dell'efficienza del sistema di riferibilità, proc. XXII Congresso Nazionale GMEE, 23-24, Palermo, 5-7 Sep 2005</text:p>
      <text:p text:style-name="P15">E16. L.Mari, A.Ravarini, G.Buonanno, Valutare o misurare? Un modello e la sua applicazione alla valutazione delle Risorse Umane, proc. ORG 2005, Milano, Feb 2005</text:p>
      <text:p text:style-name="P15">E15. S.Genone, C.Mari, L.Mari, eLearning e nuovi scenari formativi: la mediazione delle tecnologie tra metodologie e finalità didattiche, proc. ExpoEL 2004, Ferrara, Oct 2004</text:p>
      <text:p text:style-name="P15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5">E13. G.Buonanno, L.Mari, J.Moro, F.Pigni, A.Ravarini, P.Faverio, M.Tagliavini, Tecnologie dell'informazione e della comunicazione e piccole-medie imprese: scenari e opportunità, proc. Congresso Annuale AICA, 15-17 Sep 2003</text:p>
      <text:p text:style-name="P15">E12. L.Mari, D.Sciuto, P.Faverio, R.Hodges, C.Mari, D.Restelli, Comunità virtuale in aula: uno strumento innovativo per l'eLearning, proc. Didamatica 2003, Genova, 2003</text:p>
      <text:p text:style-name="P15">E10. G.Buonanno, F.Pigni, C.Gallazzi, L.Mari, J.Moro, A.Ravarini, D.Sciuto, M.Tagliavini, Scenari di eBusiness nelle PMI, proc. AICA 2001, Como, Sep 2001</text:p>
      <text:p text:style-name="P15">E9. G.Buonanno, L.Mari, F.Pigni, A.Ravarini, S.Scarduelli, D.Sciuto, M.Tagliavini, Valutazione economica dell'adozione di una intranet, proc. AICA 2000, Taormina, Sep 2000</text:p>
      <text:p text:style-name="P15">E8. G.Buonanno, L.Mari, F.Pigni, A.Ravarini, D.Sciuto, M.Tagliavini, “E-libro multifunzionale”: uno strumento per creare nuove situazioni formative, proc. NIR-IT 2000</text:p>
      <text:p text:style-name="P15">E7. G.Buonanno, L.Mari, F.Pigni, A.Ravarini, D.Sciuto, M.Tagliavini, “Comunità virtuale in aula”: uno strumento per creare nuove situazioni formative, proc. NIR-IT 2000</text:p>
      <text:p text:style-name="P15">E6. L.Mari, Verità, (in)certezza e qualità della misurazione: qualche riflessione, proc. XV Congresso Nazionale GMEE, 31-33, Napoli, 16 Sep 1998</text:p>
      <text:p text:style-name="P15">E5. L.Mari, Le relazioni tra informazione ed incertezza nella misurazione, proc. XIII Congresso Nazionale GMEE, 193-196, Santa Cesarea Terme, 26-28 Sep 1996</text:p>
      <text:p text:style-name="P15">E4. L.Mari, Analisi del problema della misurazione della qualità, proc. XII Congresso Nazionale GMEE, 245-250, Bologna, 21-23 Sep 1995</text:p>
      <text:p text:style-name="P15">E3. L.Mari, Note sulla misurabilità della qualità, proc. XVIII Convegno Nazionale AICQ, Varese, 9-11 Nov 1994 </text:p>
      <text:p text:style-name="P15">E2. U.Cugini, L.Mari, Hypermedia for CAD: automatic visual indexing for CAD documents, proc. Automazione 1992, 267-276, vol.3, XXXVI Conv. Naz. ANIPLA, Genova, 16-18 Nov 1992</text:p>
      <text:p text:style-name="P15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5">F4. L.Mari, A.Giordani, F. Grégis, editors of a special issue on "Measurement at the Crossroads: Measuring and Modeling" of Measurement, 2024</text:p>
      <text:p text:style-name="P15">F3. L.Mari, editor of a special issue on "Historical papers on fundamentals of measurement" of ACTA IMEKO, 3, 1, 2014</text:p>
      <text:p text:style-name="P15">F2. L.Mari, R.Morawski, editors of a special issue on "The evolving science of measurement" of Metrology and Measurement Systems, XIII, 1, 2007</text:p>
      <text:p text:style-name="P15">F1. L.Finkelstein, R.Morawski, L.Mari, editors of a special issue on "Logical and philosophical aspects of measurement", Measurement, 38, 4, 2005</text:p>
      <text:p text:style-name="Heading_20_3">Edizioni di libri</text:p>
      <text:p text:style-name="P15">G7. F.Docchio, M.Gasparetto, L.Mari (eds.), Storia delle misure nella società dal 1875 : successi, insuccessi e... occasioni perdute, di S.Sartori, Pavia University Press, 2014, ISBN 9788896764930 (brossura), ISBN 9788896764947</text:p>
      <text:p text:style-name="P15">G6. M.Cunietti, L.Mari (eds.), Atti della XIII Giornata della Misurazione - Discussioni sugli strumenti di misura intelligenti e sull'espressione dell'incertezza nella misurazione, Città Studi, 1995</text:p>
      <text:p text:style-name="P15">G5. M.Cunietti, L.Mari (eds.), Atti della XII Giornata della Misurazione - Introduzione alla filosofia del linguaggio e al significato di incertezza nella misurazione, Città Studi, 1994</text:p>
      <text:p text:style-name="P15"><text:soft-page-break/>G4. M.Cunietti, L.Mari (eds.), Atti della XI Giornata della Misurazione - Discussione sulla misura nella relazione con scienza e tecnica, Città Studi, 1993</text:p>
      <text:p text:style-name="P15">G3. M.Cunietti, L.Mari (eds.), Atti della X Giornata della Misurazione, Clup - Città Studi, 1992</text:p>
      <text:p text:style-name="P15">G2. M.Cunietti, L.Mari (eds.), Atti della IX Giornata della Misurazione, Clup, 1991</text:p>
      <text:p text:style-name="P15">G1. M.Cunietti, L.Mari (eds.), Documenti introduttivi e Atti delle prime cinque Giornate della Misurazione, Clup - Città Studi, 1991</text:p>
      <text:p text:style-name="Heading_20_3">Libri didattici o di disseminazione culturale</text:p>
      <text:p text:style-name="P15">H10. L.Mari, A.Giordani, con la collaborazione di D.Bellasio, L'Intelligenza Artificiale di Platone - Il pensiero, i chatbot e noi, Il Sole 24 Ore, 2025 - ISBN 9791254844397</text:p>
      <text:p text:style-name="P15">H9. L.Mari, con la collaborazione di D.Bellasio, F.Bertolotti, A.Giordani, L'Intelligenza Artificiale di Dostoevskij - Riflessioni sul futuro, la conoscenza, la responsabilità umana, Il Sole 24 Ore, 2024, ISBN 9791254842447</text:p>
      <text:p text:style-name="P15">H8. L.Mari, M.R.Manzoni, A.Maiello, Giocare a scuola -- Qualche riflessione e un'esperienza, Loescher, I Quaderni della Ricerca n.66, 2022</text:p>
      <text:p text:style-name="P15">H7. L.Mari, G.Buonanno, D.Sciuto, Informatica e cultura dell'informazione, McGraw-Hill, 2007, seconda edizione 2013, ISBN 978-88-386-6381-9</text:p>
      <text:p text:style-name="P15">H6. L.Mari, Atomi &amp; bit – Le ragioni del digitale e del multimediale, Guerini, 2002</text:p>
      <text:p text:style-name="P15">H5. L.Mari, Accesso a database via web, Apogeo, 2001</text:p>
      <text:p text:style-name="P15">H4. D.Sciuto, G.Buonanno, L.Mari, Introduzione ai sistemi informatici, McGraw-Hill, 1997, seconda edizione 2002, terza edizione 2005, quarta edizione 2008, quinta edizione 2014, sesta edizione 2022, ISBN 978-8838655029</text:p>
      <text:p text:style-name="P15">H3. W.Fornaciari, L.Mari, D.Sciuto, L'informazione e la sua comunicazione, Guerini, 1996</text:p>
      <text:p text:style-name="P15">H2. C.Bussolati, V.Chiesa, L.Mari (a cura di), Economia del cambiamento tecnologico - Letture, Guerini, 1996</text:p>
      <text:p text:style-name="P15">H1. C.Bussolati, V.Chiesa, L.Mari, Economia del cambiamento tecnologico, Guerini Scientifica, 1996, ISBN 88-8107-084-7</text:p>
      <text:p text:style-name="Heading_20_3">E-libri</text:p>
      <text:p text:style-name="P15">I4. L.Carimali, L.Mari, Riprogettare il curriculum di matematica: Corso di Formazione Docenti Scuola Secondaria di Secondo Grado, 2011</text:p>
      <text:p text:style-name="P15">I3. L.Mari, Un'introduzione a LabView, 2003</text:p>
      <text:p text:style-name="P15">I2. L.Mari, Strumentazione elettronica di misura – Elettronica digitale, 2002</text:p>
      <text:p text:style-name="P15">I1. L.Mari, I fondamenti della programmazione con HTML e JavaScript, 2001-2003</text:p>
      <text:p text:style-name="P15"/>
      <text:p text:style-name="P14">Allegato 3. Attività didattica universitaria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Insegnamento</text:p>
          </table:table-cell>
          <table:table-cell table:style-name="Table2.A1" office:value-type="string">
            <text:p text:style-name="P18">Contesto</text:p>
          </table:table-cell>
          <table:table-cell table:style-name="Table2.A1" office:value-type="string">
            <text:p text:style-name="P18">Ruolo</text:p>
          </table:table-cell>
          <table:table-cell table:style-name="Table2.A1" office:value-type="string">
            <text:p text:style-name="P18">Periodo</text:p>
          </table:table-cell>
        </table:table-row>
        <table:table-row table:style-name="Table2.1">
          <table:table-cell table:style-name="Table2.A1" office:value-type="string">
            <text:p text:style-name="P19">Progettazione per Sistemi Dinamici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23-</text:p>
          </table:table-cell>
        </table:table-row>
        <table:table-row table:style-name="Table2.1">
          <table:table-cell table:style-name="Table2.A1" office:value-type="string">
            <text:p text:style-name="P19">Artificial Intelligence for Business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23</text:p>
          </table:table-cell>
        </table:table-row>
        <table:table-row table:style-name="Table2.1">
          <table:table-cell table:style-name="Table2.A1" office:value-type="string">
            <text:p text:style-name="P19">Digital technologies for Fintec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21-</text:p>
          </table:table-cell>
        </table:table-row>
        <table:table-row table:style-name="Table2.1">
          <table:table-cell table:style-name="Table2.A1" office:value-type="string">
            <text:p text:style-name="P19">Digital Thinking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20-</text:p>
          </table:table-cell>
        </table:table-row>
        <table:table-row table:style-name="Table2.1">
          <table:table-cell table:style-name="Table2.A1" office:value-type="string">
            <text:p text:style-name="P19">Analisi e misura nell'impresa digitale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19-</text:p>
          </table:table-cell>
        </table:table-row>
        <table:table-row table:style-name="Table2.1">
          <table:table-cell table:style-name="Table2.A1" office:value-type="string">
            <text:p text:style-name="P19">Systems theory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17-2023</text:p>
          </table:table-cell>
        </table:table-row>
        <table:table-row table:style-name="Table2.1">
          <table:table-cell table:style-name="Table2.A1" office:value-type="string">
            <text:p text:style-name="P19">Business Services Design and Measurement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14-2017</text:p>
          </table:table-cell>
        </table:table-row>
        <table:table-row table:style-name="Table2.1">
          <table:table-cell table:style-name="Table2.A1" office:value-type="string">
            <text:p text:style-name="P19">Fondamenti di automatica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11-2013</text:p>
          </table:table-cell>
        </table:table-row>
        <table:table-row table:style-name="Table2.1">
          <table:table-cell table:style-name="Table2.A1" office:value-type="string">
            <text:p text:style-name="P19">Introduzione alla filosofia della scienza e alla scienza della misurazione</text:p>
          </table:table-cell>
          <table:table-cell table:style-name="Table2.A1" office:value-type="string">
            <text:p text:style-name="P19">Università Cattaneo, corso di dottorato di ricerca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9-2012</text:p>
          </table:table-cell>
        </table:table-row>
        <table:table-row table:style-name="Table2.1">
          <table:table-cell table:style-name="Table2.A1" office:value-type="string">
            <text:p text:style-name="P19">Progetto e misura della qualità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7-2013</text:p>
          </table:table-cell>
        </table:table-row>
        <table:table-row table:style-name="Table2.1">
          <table:table-cell table:style-name="Table2.A1" office:value-type="string">
            <text:p text:style-name="P19">Applicazioni industriali ICT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7-2009</text:p>
          </table:table-cell>
        </table:table-row>
        <table:table-row table:style-name="Table2.1">
          <table:table-cell table:style-name="Table2.A1" office:value-type="string">
            <text:p text:style-name="P19">Analisi dei dati sperimentali e statistica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6-</text:p>
          </table:table-cell>
        </table:table-row>
        <table:table-row table:style-name="Table2.1">
          <table:table-cell table:style-name="Table2.A1" office:value-type="string">
            <text:p text:style-name="P19">Fondamenti della misurazione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4-2005</text:p>
          </table:table-cell>
        </table:table-row>
        <table:table-row table:style-name="Table2.1">
          <table:table-cell table:style-name="Table2.A1" office:value-type="string">
            <text:p text:style-name="P19">Strumentazione elettronica di misura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2-2003</text:p>
          </table:table-cell>
        </table:table-row>
        <table:table-row table:style-name="Table2.1">
          <table:table-cell table:style-name="Table2.A1" office:value-type="string">
            <text:p text:style-name="P19">Sistemi informativi applicati (reti di calcolatori)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2-2006</text:p>
          </table:table-cell>
        </table:table-row>
        <table:table-row table:style-name="Table2.1">
          <table:table-cell table:style-name="Table2.A1" office:value-type="string">
            <text:p text:style-name="P19">Metodologie per la modellizzazione di sistemi complessi</text:p>
          </table:table-cell>
          <table:table-cell table:style-name="Table2.A1" office:value-type="string">
            <text:p text:style-name="P19">Università Cattaneo, corso di dottorato di ricerca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2-2006</text:p>
          </table:table-cell>
        </table:table-row>
        <table:table-row table:style-name="Table2.1">
          <table:table-cell table:style-name="Table2.A1" office:value-type="string">
            <text:p text:style-name="P19">Teoria dei sistemi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1-2022</text:p>
          </table:table-cell>
        </table:table-row>
        <table:table-row table:style-name="Table2.1">
          <table:table-cell table:style-name="Table2.A1" office:value-type="string">
            <text:p text:style-name="P19">Gestione software di sistemi di misura e controllo industriale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seminari</text:p>
          </table:table-cell>
          <table:table-cell table:style-name="Table2.A1" office:value-type="string">
            <text:p text:style-name="P19">2001-2004</text:p>
          </table:table-cell>
        </table:table-row>
        <table:table-row table:style-name="Table2.1">
          <table:table-cell table:style-name="Table2.A1" office:value-type="string">
            <text:p text:style-name="P19">Informatica Applicata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1-2005</text:p>
          </table:table-cell>
        </table:table-row>
        <table:table-row table:style-name="Table2.1">
          <table:table-cell table:style-name="Table2.A1" office:value-type="string">
            <text:p text:style-name="P19">Strumentazione elettronica di misura</text:p>
          </table:table-cell>
          <table:table-cell table:style-name="Table2.A1" office:value-type="string">
            <text:p text:style-name="P19">Università Cattaneo, corso di laurea in Ingegneria Gestion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2000-2003</text:p>
          </table:table-cell>
        </table:table-row>
        <table:table-row table:style-name="Table2.1">
          <table:table-cell table:style-name="Table2.A1" office:value-type="string">
            <text:p text:style-name="P19">Fondamenti di informatica 2</text:p>
          </table:table-cell>
          <table:table-cell table:style-name="Table2.A1" office:value-type="string">
            <text:p text:style-name="P19">Università Cattolica di Milano, corso di laurea in Lingue e Letterature Stranier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8-2006</text:p>
          </table:table-cell>
        </table:table-row>
        <table:table-row table:style-name="Table2.1">
          <table:table-cell table:style-name="Table2.A1" office:value-type="string">
            <text:p text:style-name="P19">Fondamenti di informatica 1</text:p>
          </table:table-cell>
          <table:table-cell table:style-name="Table2.A1" office:value-type="string">
            <text:p text:style-name="P19">Università Cattolica di Milano, corso di laurea in Lingue e Letterature Stranier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8</text:p>
          </table:table-cell>
        </table:table-row>
        <table:table-row table:style-name="Table2.1">
          <table:table-cell table:style-name="Table2.A1" office:value-type="string">
            <text:p text:style-name="P19">Informatica Generale</text:p>
          </table:table-cell>
          <table:table-cell table:style-name="Table2.A1" office:value-type="string">
            <text:p text:style-name="P19">Università Cattolica di Milano, corso di laurea in Lingue e Letterature Stranier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8</text:p>
          </table:table-cell>
        </table:table-row>
        <table:table-row table:style-name="Table2.1">
          <table:table-cell table:style-name="Table2.A1" office:value-type="string">
            <text:p text:style-name="P19">Elettronica industriale</text:p>
          </table:table-cell>
          <table:table-cell table:style-name="Table2.A1" office:value-type="string">
            <text:p text:style-name="P19">Università Cattaneo, diploma in Ingegneria Logistica e della Produzion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7-1999</text:p>
          </table:table-cell>
        </table:table-row>
        <table:table-row table:style-name="Table2.1">
          <table:table-cell table:style-name="Table2.A1" office:value-type="string">
            <text:p text:style-name="P19">Sistemi di elaborazione (Internet e intranet nella strategia aziendale)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7-2002</text:p>
          </table:table-cell>
        </table:table-row>
        <table:table-row table:style-name="Table2.1">
          <table:table-cell table:style-name="Table2.A1" office:value-type="string">
            <text:p text:style-name="P19">Modelli interpretativi nelle scienze naturali e sociali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seminari</text:p>
          </table:table-cell>
          <table:table-cell table:style-name="Table2.A1" office:value-type="string">
            <text:p text:style-name="P19">1996-1998</text:p>
          </table:table-cell>
        </table:table-row>
        <table:table-row table:style-name="Table2.1">
          <table:table-cell table:style-name="Table2.A1" office:value-type="string">
            <text:p text:style-name="P19">Elementi di informatica 2</text:p>
          </table:table-cell>
          <table:table-cell table:style-name="Table2.A1" office:value-type="string">
            <text:p text:style-name="P19">Università Cattolica di Milano, corso di laurea in Lingue e Letterature Straniere</text:p>
          </table:table-cell>
          <table:table-cell table:style-name="Table2.A1" office:value-type="string">
            <text:p text:style-name="P19">esercitatore</text:p>
          </table:table-cell>
          <table:table-cell table:style-name="Table2.A1" office:value-type="string">
            <text:p text:style-name="P19">1996</text:p>
          </table:table-cell>
        </table:table-row>
        <table:table-row table:style-name="Table2.1">
          <table:table-cell table:style-name="Table2.A1" office:value-type="string">
            <text:p text:style-name="P19">Gestione dell'informazione <text:soft-page-break/>aziendale</text:p>
          </table:table-cell>
          <table:table-cell table:style-name="Table2.A1" office:value-type="string">
            <text:p text:style-name="P19">Università Cattaneo, corso di laurea in <text:soft-page-break/>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5-<text:soft-page-break/>2001</text:p>
          </table:table-cell>
        </table:table-row>
        <table:table-row table:style-name="Table2.1">
          <table:table-cell table:style-name="Table2.A1" office:value-type="string">
            <text:p text:style-name="P19">Economia del cambiamento tecnologico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4-2000</text:p>
          </table:table-cell>
        </table:table-row>
        <table:table-row table:style-name="Table2.1">
          <table:table-cell table:style-name="Table2.A1" office:value-type="string">
            <text:p text:style-name="P19">Elettronica industriale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4</text:p>
          </table:table-cell>
        </table:table-row>
        <table:table-row table:style-name="Table2.1">
          <table:table-cell table:style-name="Table2.A1" office:value-type="string">
            <text:p text:style-name="P19">Dinamica tecnologica 1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3</text:p>
          </table:table-cell>
        </table:table-row>
        <table:table-row table:style-name="Table2.1">
          <table:table-cell table:style-name="Table2.A1" office:value-type="string">
            <text:p text:style-name="P19">Dinamica tecnologica 2</text:p>
          </table:table-cell>
          <table:table-cell table:style-name="Table2.A1" office:value-type="string">
            <text:p text:style-name="P19">Università Cattaneo, corso di laurea in Economia Aziendale</text:p>
          </table:table-cell>
          <table:table-cell table:style-name="Table2.A1" office:value-type="string">
            <text:p text:style-name="P19">esercitatore</text:p>
          </table:table-cell>
          <table:table-cell table:style-name="Table2.A1" office:value-type="string">
            <text:p text:style-name="P19">1993</text:p>
          </table:table-cell>
        </table:table-row>
        <table:table-row table:style-name="Table2.1">
          <table:table-cell table:style-name="Table2.A1" office:value-type="string">
            <text:p text:style-name="P19">Fondamenti di informatica</text:p>
          </table:table-cell>
          <table:table-cell table:style-name="Table2.A1" office:value-type="string">
            <text:p text:style-name="P19">Università Cattaneo, diploma in Tecniche di Gestione della Produzione</text:p>
          </table:table-cell>
          <table:table-cell table:style-name="Table2.A1" office:value-type="string">
            <text:p text:style-name="P19">docente</text:p>
          </table:table-cell>
          <table:table-cell table:style-name="Table2.A1" office:value-type="string">
            <text:p text:style-name="P19">1993</text:p>
          </table:table-cell>
        </table:table-row>
        <table:table-row table:style-name="Table2.1">
          <table:table-cell table:style-name="Table2.A1" office:value-type="string">
            <text:p text:style-name="P19">CAD</text:p>
          </table:table-cell>
          <table:table-cell table:style-name="Table2.A1" office:value-type="string">
            <text:p text:style-name="P19">Università Cattaneo, diploma in Tecniche di Gestione della Produzione</text:p>
          </table:table-cell>
          <table:table-cell table:style-name="Table2.A1" office:value-type="string">
            <text:p text:style-name="P19">esercitatore</text:p>
          </table:table-cell>
          <table:table-cell table:style-name="Table2.A1" office:value-type="string">
            <text:p text:style-name="P19">1992</text:p>
          </table:table-cell>
        </table:table-row>
        <table:table-row table:style-name="Table2.1">
          <table:table-cell table:style-name="Table2.A1" office:value-type="string">
            <text:p text:style-name="P19">Tecniche di progettazione automatica</text:p>
          </table:table-cell>
          <table:table-cell table:style-name="Table2.A1" office:value-type="string">
            <text:p text:style-name="P19">Università statale di Milano, corso di laurea in Scienze dell'Informazione</text:p>
          </table:table-cell>
          <table:table-cell table:style-name="Table2.A1" office:value-type="string">
            <text:p text:style-name="P19">cultore della materia</text:p>
          </table:table-cell>
          <table:table-cell table:style-name="Table2.A1" office:value-type="string">
            <text:p text:style-name="P19">1988</text:p>
          </table:table-cell>
        </table:table-row>
        <table:table-row table:style-name="Table2.1">
          <table:table-cell table:style-name="Table2.A1" office:value-type="string">
            <text:p text:style-name="P15">Teoria dei sistemi</text:p>
          </table:table-cell>
          <table:table-cell table:style-name="Table2.A1" office:value-type="string">
            <text:p text:style-name="P19">Università statale di Milano, corso di laurea in Fisica</text:p>
          </table:table-cell>
          <table:table-cell table:style-name="Table2.A1" office:value-type="string">
            <text:p text:style-name="P19">seminari e cultore della materia</text:p>
          </table:table-cell>
          <table:table-cell table:style-name="Table2.A1" office:value-type="string">
            <text:p text:style-name="P19">1987-1994</text:p>
          </table:table-cell>
        </table:table-row>
      </table:table>
      <text:p text:style-name="P17"/>
      <text:p text:style-name="P14"><text:bookmark-start text:name="__RefHeading___Toc7803_2134973952"/>Allegato <text:span text:style-name="T11">4</text:span>. Pubblicazioni su giornali o riviste non scientifiche <text:span text:style-name="T12">a proposito di </text:span><text:span text:style-name="T11">intelligenza artificiale</text:span><text:bookmark-end text:name="__RefHeading___Toc7803_2134973952"/></text:p>
      <text:p text:style-name="Heading_20_3"><text:span text:style-name="T13">Sole 24 Ore</text:span><text:span text:style-name="T14">:</text:span></text:p>
      <text:p text:style-name="Body_20_Text_20_0L">20 novembre 2025 (con Francesco Bertolotti e Alessandro Giordani), Contro i pregiudizi sui chatbot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<text:soft-page-break/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0">settembre 2025 (con Dario Petri), Riflessioni sulla caratterizzazione metrologica dei sistemi di Machine Learning - Sistemi per la classificazione</text:p>
      <text:p text:style-name="P21">giugno 2025 (con Alessandro Giordani e Dario Petri), Un'introduzione all'Intelligenza Artificiale Generativa - Terza parte: Intelligenza Artificiale Generativa</text:p>
      <text:p text:style-name="P21">marzo 2025 (con Alessandro Giordani e Dario Petri), Un'introduzione all'Intelligenza Artificiale Generativa - Seconda parte: Reti neurali artificiali</text:p>
      <text:p text:style-name="P21">dicembre 2024 (con Alessandro Giordani e Dario Petri), Un'introduzione all'Intelligenza Artificiale Generativa - Prima parte: Machine Learning</text:p>
      <text:p text:style-name="P21">maggio 2024 (con Francesco Bertolotti), Un'analisi preliminare della metrologia dell'intelligenza artificiale</text:p>
      <text:p text:style-name="P21">settembre 2023 (con Francesco Bertolotti e Dario Petri), Una breve introduzione ai sistemi di intelligenza artificiale nella prospettiva della metrologia</text:p>
      <text:p text:style-name="P21">giugno 2023 (con Francesco Bertolotti), In dialogo con un agente artificiale a proposito di qualche argomento di metrologia</text:p>
      <text:p text:style-name="Heading_20_3"><text:span text:style-name="T15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5">AI4Business</text:span>:</text:p>
      <text:p text:style-name="Body_20_Text_20_0L">28 gennaio 2026 (con Simone Simoncini), La RPA e la transizione verso l'orchestrazione agentica su AI</text:p>
      <text:p text:style-name="Body_20_Text_20_0L">24 dicembre 2025 (con Simone Simoncini), AI e Legge 132/2025: una regolazione in bilico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6">n</text:span>. 82, 2024, <text:span text:style-name="T16">Macchine che imparano e responsabilità umana</text:span></text:p>
      <text:p text:style-name="P14"><text:bookmark-start text:name="__RefHeading___Toc7805_2134973952"/><text:span text:style-name="T17">Allegato </text:span><text:span text:style-name="T11">5</text:span><text:span text:style-name="T17">. </text:span>Attività recenti con le scuole<text:bookmark-end text:name="__RefHeading___Toc7805_2134973952"/></text:p>
      <text:p text:style-name="P22">Seminari tenuti in varie scuole, per idea.lab:</text:p>
      <text:p text:style-name="P23"><text:span text:style-name="T18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18">Blockchain: un'introduzione</text:span></text:span></text:a></text:p>
      <text:p text:style-name="P24"><text:span text:style-name="T19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19">Con le quattro operazioni descriviamo un'epidemia</text:span></text:span></text:a></text:p>
      <text:p text:style-name="P24"><text:span text:style-name="T19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19">Le persone e la società nella prossima rivoluzione industriale: qualche riflessione<text:line-break/></text:span></text:span></text:a><text:span text:style-name="T19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19">Open source: un'introduzione<text:line-break/></text:span></text:span></text:a><text:span text:style-name="T19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19">Misurare non sarà più la stessa cosa? La revisione del Sistema Internazionale delle Unità (SI): un'introduzione</text:span></text:span></text:a></text:p>
      <text:p text:style-name="P24"><text:span text:style-name="T19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19">Verso una scienza dei dati</text:span></text:span></text:a></text:p>
      <text:p text:style-name="P25"/>
      <text:p text:style-name="P26">Cultura del digitale: un percorso multidisciplinare alla ricerca delle ragioni dell'oggi</text:p>
      <text:p text:style-name="P26">(in collaborazione: idea.lab, Equipe Territoriale Formativa Lombardia, team Docenti Web, LIUC – Università Cattaneo), rivolto a classi del triennio delle scuole secondarie di secondo grado, a partire dal 26 Gennaio 2021</text:p>
      <text:p text:style-name="P27"><text:span text:style-name="T19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19">Dall'analogico al digitale: dove è cominciato il cambiamento</text:span></text:span></text:a></text:p>
      <text:p text:style-name="P27"><text:span text:style-name="T19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19">Il nuovo ruolo dei dati e dell'informazione nella società</text:span></text:span></text:a></text:p>
      <text:p text:style-name="P27"><text:span text:style-name="T19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19">Proprietà intellettuale, reputazione, e informazione aperta</text:span></text:span></text:a></text:p>
      <text:p text:style-name="P27"><text:span text:style-name="T19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19">Intelligenza naturale e intelligenza artificiale</text:span></text:span></text:a></text:p>
      <text:p text:style-name="P27"><text:span text:style-name="T19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19">Le persone e la società nella prossima rivoluzione industriale</text:span></text:span></text:a></text:p>
      <text:p text:style-name="P28"/>
      <text:p text:style-name="P29">La didattica in rete: idee, metodi, strumenti (progettazione e supervisione). Percorso di webinar per docenti della Fondazione Incom</text:p>
      <text:p text:style-name="P27"><text:span text:style-name="T19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19">Presentazione del progetto - Dalla presenza alla rete</text:span></text:span></text:a></text:p>
      <text:p text:style-name="P27"><text:span text:style-name="T19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19">Un framework operativo per la progettazione di una lezione online</text:span></text:span></text:a></text:p>
      <text:p text:style-name="P27"><text:span text:style-name="T19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19">Preparare materiale per la didattica in rete</text:span></text:span></text:a></text:p>
      <text:p text:style-name="P27"><text:span text:style-name="T19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19">Coinvolgere gli studenti in una relazione di didattica interattiva in rete</text:span></text:span></text:a></text:p>
      <text:p text:style-name="P27"><text:span text:style-name="T19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19">Sviluppare una retorica efficace per la relazione didattica in rete</text:span></text:span></text:a></text:p>
      <text:p text:style-name="P27"><text:span text:style-name="T19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19">Verificare e valutare l'apprendimento in rete</text:span></text:span></text:a></text:p>
      <text:p text:style-name="P28"/>
      <text:p text:style-name="P28">La motivazione per un apprendimento efficace di contenuti STEM. Percorso di webinar per docenti, tenuto in marzo e aprile 2022 nell'ambito del Piano nazionale per la scuola digitale</text:p>
      <text:p text:style-name="P28"/>
      <text:p text:style-name="P27"><text:a xlink:type="simple" xlink:href="https://www.digitalscape.it/" text:style-name="Internet_20_link" text:visited-style-name="Visited_20_Internet_20_Link"><text:span text:style-name="Internet_20_link"><text:span text:style-name="T19">Digitalscape</text:span></text:span></text:a><text:span text:style-name="T19">: serious game offerto a partire dalla primavera 2020 alle scuole</text:span></text:p>
      <text:p text:style-name="P30"/>
      <text:p text:style-name="P27"><text:a xlink:type="simple" xlink:href="https://progettogale.it/" text:style-name="Internet_20_link" text:visited-style-name="Visited_20_Internet_20_Link"><text:span text:style-name="Internet_20_link"><text:span text:style-name="T19">GaLe, GaLe2</text:span></text:span></text:a><text:span text:style-name="T19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0"/>
      <text:p text:style-name="P26"><text:soft-page-break/>CodingOn: proposta di esplorazione e sperimentazione metodologica collaborativa rivolta ai docenti delle scuole di ogni ordine e grado della provincia di Varese:</text:p>
      <text:p text:style-name="P27"><text:span text:style-name="T19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19">In comunicazione con gli alieni: il coding per aiutare ad imparare meglio</text:span></text:span></text:a></text:p>
      <text:p text:style-name="P27"><text:span text:style-name="T19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19">Aiutare a imparare con il coding: qualche ipotesi su perché e come</text:span></text:span></text:a></text:p>
      <text:p text:style-name="P27"><text:span text:style-name="T19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19">Aiutare a imparare con il coding: qualche altra ipotesi su perché e come</text:span></text:span></text:a></text:p>
      <text:p text:style-name="P27"><text:span text:style-name="T19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19">Giocare per imparare?</text:span></text:span></text:a></text:p>
      <text:p text:style-name="P30"/>
      <text:p text:style-name="P26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1">– Percorso per <text:span text:style-name="T20">coordinatori di corsi, </text:span>docenti <text:span text:style-name="T20">e tutor </text:span>all'ITS Incom Academy, <text:span text:style-name="T20">Busto Arsizio: 26 settembre, 3 ottobre, </text:span><text:span text:style-name="T21">17 ottobre, </text:span><text:span text:style-name="T22">7, 14 novembre</text:span><text:span text:style-name="T20"> 2025</text:span></text:p>
      <text:p text:style-name="P31">– Percorso per docenti all'IC Leonardo da Vinci, Somma Lombardo: 2, <text:span text:style-name="T20">10, 16</text:span> settembre <text:span text:style-name="T20">2025</text:span></text:p>
      <text:p text:style-name="P31">– Percorso per docenti al Liceo Vittorio Veneto, Milano: 1, <text:span text:style-name="T20">10, 18, 23, 24</text:span> settembre <text:span text:style-name="T20">2025</text:span></text:p>
      <text:p text:style-name="P31">– Percorso per docenti all'<text:span text:style-name="T23">IC Guadagni, Cimitile (Na): 6, 13, 16, 20, </text:span><text:span text:style-name="T24">29</text:span><text:span text:style-name="T23"> maggio 2025</text:span></text:p>
      <text:p text:style-name="P31">– Percorso per docenti all'ISIS Volontè, Luino: 3, 10, 17, 24 febbraio 2025</text:p>
      <text:p text:style-name="P31"><text:span text:style-name="T25">– Percorso per il Collegio dei Docenti dell'IIS </text:span>Stein, Gavirate: 28 novembre <text:span text:style-name="T25">2024, </text:span>7 febbraio <text:span text:style-name="T25">2025, </text:span>21 febbraio <text:span text:style-name="T25">2025</text:span></text:p>
      <text:p text:style-name="P31">– <text:span text:style-name="T26">Incontri per studenti, progetto dell'</text:span>UST <text:span text:style-name="T26">di </text:span>Varese: 25 novembre <text:span text:style-name="T26">2024 (</text:span>Dalla Chiesa, Sesto Calende<text:span text:style-name="T26">), </text:span>16 dicembre <text:span text:style-name="T26">2024 (</text:span>Einaudi, Varese<text:span text:style-name="T26">), </text:span>20 gennaio 2025 <text:span text:style-name="T26">(</text:span>Zappa, Saronno<text:span text:style-name="T26">), </text:span>27 gennaio 2025 <text:span text:style-name="T26">(</text:span>Crespi, Busto Arsizio<text:span text:style-name="T26">)</text:span></text:p>
      <text:p text:style-name="P31">– <text:span text:style-name="T25">Percorso </text:span>per docenti all'IC Cabrini, Milano: 20 novembre, 27 novembre 2024</text:p>
      <text:p text:style-name="P31">– <text:span text:style-name="T25">Percorso </text:span>per docenti all'ITET Daverio, Varese: 3 ottobre, 18 ottobre, 24 ottobre, 29 ottobre 2024</text:p>
      <text:p text:style-name="Body_20_Text_20_0L"><text:span text:style-name="T25">– S</text:span>eminari per docenti, Tour dell'IA (Varese, Milano, Colico, Lodi): 10 settembre, 17 settembre, 24 settembre, 6 novembre 2024</text:p>
      <text:p text:style-name="P31">– <text:span text:style-name="T25">Percorso </text:span>per docenti all'IIS Maiorana di Cesano Maderno: 20 maggio, 3 giugno 2024</text:p>
      <text:p text:style-name="P31">– <text:span text:style-name="T25">F</text:span>ocus group per docenti all'IIS Dalla Chiesa di Sesto Calende: 4 aprile, 16 aprile, 2 maggio, 4 giugno 2024</text:p>
      <text:p text:style-name="P31">– <text:span text:style-name="T25">Percorso </text:span>per docenti del Liceo Quadri di Vicenza: 6 febbraio, 21 febbraio, 12 marzo 2024</text:p>
      <text:p text:style-name="P32">– Focus group per docenti dell'ITE Tosi di Busto Arsizio: 23 ottobre 2023, 20 novembre 2023, 15 gennaio, 5 febbraio 2024</text:p>
      <text:p text:style-name="P31"><text:span text:style-name="T25">– C</text:span>orso online ITE Tosi / Scuola Futura per docenti: 4, 8, 11, 25 marzo 2023</text:p>
      <text:p text:style-name="Heading_20_3">Seminari a proposito di intelligenza artificiale</text:p>
      <text:p text:style-name="P33">202<text:span text:style-name="T27">6</text:span></text:p>
      <text:p text:style-name="P34">7 febbraio: seminario per studenti al liceo Einstein, Milano</text:p>
      <text:p text:style-name="P34">2 febbraio: seminario per studenti al liceo Berchet, Milano</text:p>
      <text:p text:style-name="P34"/>
      <text:p text:style-name="P33">2025</text:p>
      <text:p text:style-name="P35">25 novembre: seminario per un corso di Artigianelli, Milano</text:p>
      <text:p text:style-name="P35">20 novembre: seminario al liceo Berchet, Milano</text:p>
      <text:p text:style-name="P35">13 novembre: intervento a Ville Ponti, Varese, per Impara Digitale</text:p>
      <text:p text:style-name="P35">10 novembre: intervento in un evento per ASVA, Gallarate</text:p>
      <text:p text:style-name="P35">30 ottobre: keynote alla conferenza dell’associazione europea dei presidi di scuola (ESHA), Roma</text:p>
      <text:p text:style-name="P35">18 ottobre: intervento in un evento di Parole O_Stili <text:span text:style-name="T21">per docenti</text:span>, Università Cattolica, Milano</text:p>
      <text:p text:style-name="P35">11 settembre: intervento alla cerimonia di apertura dell'anno scolastico, liceo Berchet, Milano</text:p>
      <text:p text:style-name="P36">9 settembre: seminario per docenti all'IC Cabrini, Milano</text:p>
      <text:p text:style-name="P36">27 maggio: partecipazione come coordinatore a un evento organizzato da Regione Lombardia, JRC, e UST di Varese, con studenti del Liceo A. Tosi di Busto Arsizio, al JRC, Ispra</text:p>
      <text:p text:style-name="P36"><text:soft-page-break/>26 maggio: lezione per studenti all'IIS Dalla Chiesa, Sesto Calende</text:p>
      <text:p text:style-name="P36">15 maggio: intervento a un evento dell'Ufficio Scolastico Regionale della Lombardia, al liceo Vittorio Veneto, Milano</text:p>
      <text:p text:style-name="P36">14 maggio: seminario per Artigianelli, Milano</text:p>
      <text:p text:style-name="P36">12 maggio: lezione per studenti internazionali all'ITE Tosi, Busto Arsizio</text:p>
      <text:p text:style-name="P36">7 aprile: intervento in un webinar per DeAgostini Scuola</text:p>
      <text:p text:style-name="P36">25 marzo: seminario per il collegio dei docenti dell'IIS Dell'Acqua, Legnano</text:p>
      <text:p text:style-name="P36">21 marzo: seminario per docenti all'IC Leonardo da Vinci, Somma Lombardo</text:p>
      <text:p text:style-name="Body_20_Text_20_0L">17 febbraio: seminario per studenti internazionali all'ISIS Stein, Gavirate</text:p>
      <text:p text:style-name="P36">12 febbraio: seminario per studenti (progetto della Regione Lombardia e JRC) al Liceo Tosi, Busto Arsizio</text:p>
      <text:p text:style-name="P36">7 febbraio: seminario per studenti al Liceo Vittorio Veneto, Milano</text:p>
      <text:p text:style-name="P36">6 febbraio: lezione per studenti all'ITE Tosi, Busto Arsizio</text:p>
      <text:p text:style-name="P36">28 gennaio: premio Berchet, al Museo della scienza e della tecnica di Milano</text:p>
      <text:p text:style-name="P36">16 gennaio: seminario per studenti al Liceo Vittorio Veneto, Milano</text:p>
      <text:p text:style-name="P36">9 gennaio: due seminari per studenti al Liceo Vittorio Veneto, Milano</text:p>
      <text:p text:style-name="P36">8 gennaio: due seminari per studenti al Liceo Vittorio Veneto, Milano</text:p>
      <text:p text:style-name="P36"/>
      <text:p text:style-name="P37">2024</text:p>
      <text:p text:style-name="P31">21 dicembre: seminario per studenti al Liceo Berchet, Milano</text:p>
      <text:p text:style-name="P31">13 dicembre: seminario per studenti al liceo Parini di Lissone </text:p>
      <text:p text:style-name="P31">8 novembre: seminario per studenti al Festival della Scienza di Cagliari</text:p>
      <text:p text:style-name="P31">19 settembre: seminario per il Collegio dei Docenti alla scuola di Montichiari (BS)</text:p>
      <text:p text:style-name="P31">22 aprile: seminario per studenti all'IIS Ponti di Gallarate</text:p>
      <text:p text:style-name="P31">19 aprile: intervento a un hackathon all'ITE Tosi di Busto Arsizio</text:p>
      <text:p text:style-name="P31">19 aprile: seminario per studenti all'IIS Ponti di Gallarate, per progetto dell'UST di Varese</text:p>
      <text:p text:style-name="P31">19 aprile: seminario per studenti all'IIS Ponti di Gallarate</text:p>
      <text:p text:style-name="P31">18 aprile: seminario per studenti all'IIS Ponti di Gallarate, sede di Somma Lombardo</text:p>
      <text:p text:style-name="P31">12 aprile: seminario per amministrativi all'ITE Tosi di Busto Arsizio</text:p>
      <text:p text:style-name="P38">5 aprile: due seminari per studenti all'IIS Ponti di Gallarate</text:p>
      <text:p text:style-name="P31">29 febbraio: due seminari per studenti al Liceo Vittorio Veneto di Milano</text:p>
      <text:p text:style-name="P31">22 febbraio: seminario per studenti all'ISIS Volonté di Luino, per progetto dell'UST di Varese</text:p>
      <text:p text:style-name="P31">19 febbraio: incontro con studenti internazionali all'ISIS Stein di Gavirate</text:p>
      <text:p text:style-name="P31">5 febbraio: incontro con studenti al Liceo Vittorio Veneto di Milano</text:p>
      <text:p text:style-name="P31">31 gennaio: seminario per studenti al Liceo Vittorio Veneto di Milano</text:p>
      <text:p text:style-name="P31">16 gennaio: seminario per studenti all'ITIS Facchinetti di Castellanza</text:p>
      <text:p text:style-name="P31">10 gennaio: seminario per studenti al Liceo Vittorio Veneto di Milano</text:p>
      <text:p text:style-name="P31">8 gennaio: incontro con studenti all'ITE Tosi di Busto Arsizio</text:p>
      <text:p text:style-name="P36"/>
      <text:p text:style-name="P37">2023</text:p>
      <text:p text:style-name="P31">15 dicembre: seminario per studenti all'IS Verri di Busto Arsizio, per progetto dell'UST di Varese</text:p>
      <text:p text:style-name="P31">29 novembre: seminario per docenti dell'Agenzia di Formazione Professionale della provincia di Varese</text:p>
      <text:p text:style-name="P31">27 novembre: seminario per docenti all'ISIS Stein di Gavirate</text:p>
      <text:p text:style-name="P31">30 ottobre 2023: serata aperta all'ITE Tosi di Busto Arsizio</text:p>
      <text:p text:style-name="P31">19 ottobre: seminario per studenti all'ISIS Don Milani di Tradate, per progetto dell'UST di Varese</text:p>
      <text:p text:style-name="P31">1 giugno: seminario per docenti all'IC di Appiano Gentile</text:p>
      <text:p text:style-name="P31">26 maggio: seminario per studenti all'ISIS Bernocchi di Legnano</text:p>
      <text:p text:style-name="P31">24 maggio: seminario per studenti all'ISIS Dalla Chiesa di Sesto Calende</text:p>
      <text:p text:style-name="P31">17 maggio: seminario per docenti a Lissone, per il Laboratorio Territoriale per l'Occupabilità di Monza/Brianza</text:p>
      <text:p text:style-name="P31">3 maggio: seminario per docenti a Rho, per il Laboratorio Territoriale per l'Occupabilità di Milano</text:p>
      <text:p text:style-name="P31">2 maggio: seminario per docenti a Mantova, per il Laboratorio Territoriale per l'Occupabilità di Mantova</text:p>
      <text:p text:style-name="P31">20 aprile: webinar per l'associazione culturale (r)evolution</text:p>
      <text:p text:style-name="P31">14, 15 aprile: seminario per docenti per il progetto CodingOn, dell'Ufficio Scolastico Territoriale di Varese</text:p>
      <text:p text:style-name="P31">1 aprile: seminario per l'Ufficio Scolastico Territoriale di Varese, per Dirigenti Scolastici</text:p>
      <text:p text:style-name="P31"><text:soft-page-break/>29 marzo: seminario per idea.lab, Laboratorio Territoriale per l'Occupabilità di Varese (avviso USR)</text:p>
      <text:p text:style-name="P38">7 marzo: seminario per studenti al Liceo Vittorio Veneto di Milano</text:p>
      <text:p text:style-name="P14"><text:bookmark-start text:name="__RefHeading___Toc7807_2134973952"/>Allegato <text:span text:style-name="T5">6</text:span>. Incontri pubblici a proposito di GenAI<text:bookmark-end text:name="__RefHeading___Toc7807_2134973952"/></text:p>
      <text:p text:style-name="P39"/>
      <text:p text:style-name="P40">202<text:span text:style-name="T28">6</text:span></text:p>
      <text:p text:style-name="P41">7 febbraio: seminario per studenti al liceo Einstein, Milano</text:p>
      <text:p text:style-name="P41">5 febbraio: intervista a Radio 24</text:p>
      <text:p text:style-name="P41">5 febbraio: lezione in un corso master LIUC</text:p>
      <text:p text:style-name="P41">4 febbraio: intervento nel convegno “Interoperabilità come facilitatore dello sviluppo dell’intelligenza artificiale in agricoltura”, Fieragricola, Verona</text:p>
      <text:p text:style-name="P41">2 febbraio: seminario per studenti al liceo Berchet, Milano</text:p>
      <text:p text:style-name="P41">29 gennaio: intervista a Radio 24</text:p>
      <text:p text:style-name="P41">28 gennaio: lezione in un corso master per associati di Confindustria Como</text:p>
      <text:p text:style-name="P41">22 gennaio: seminario per Nokia / Cefriel</text:p>
      <text:p text:style-name="P41"/>
      <text:p text:style-name="P42">2025</text:p>
      <text:p text:style-name="Body_20_Text_20_0L">18 dicembre: seminario per il Comune di Cinisello Balsamo</text:p>
      <text:p text:style-name="Body_20_Text_20_0L">15 dicembre: seminario per il Comitato di Presidenza di Confindustria Como</text:p>
      <text:p text:style-name="Body_20_Text_20_0L">9 dicembre: intervista nella trasmissione Macro, del Sole 24 Ore</text:p>
      <text:p text:style-name="Body_20_Text_20_0L">3 dicembre: lezione a un corso PhD in LIUC</text:p>
      <text:p text:style-name="Body_20_Text_20_0L">27 novembre: intervista in una trasmissione di Radio Canale Italia</text:p>
      <text:p text:style-name="Body_20_Text_20_0L">25 novembre: seminario per un corso di Artigianelli, Milano</text:p>
      <text:p text:style-name="Body_20_Text_20_0L">20 novembre: seminario al liceo Berchet, Milano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<text:soft-page-break/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<text:soft-page-break/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<text:soft-page-break/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2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<text:soft-page-break/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3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<text:soft-page-break/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3">22 febbraio: seminario per studenti all'ISIS Volonté, Luino, per progetto dell'UST di Varese</text:p>
      <text:p text:style-name="Body_20_Text_20_0L">21 febbraio: seminario per docenti al Liceo Quadri, Vicenza</text:p>
      <text:p text:style-name="P43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2">2023</text:p>
      <text:p text:style-name="P43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3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<text:soft-page-break/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30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09T16:08:57.907192452</dc:date>
    <dc:creator>Luca Mari</dc:creator>
    <meta:editing-duration>PT3H7M39S</meta:editing-duration>
    <meta:editing-cycles>36</meta:editing-cycles>
    <meta:print-date>2025-11-17T15:22:22.935655173</meta:print-date>
    <meta:printed-by>PDF files: Luca Mari</meta:printed-by>
    <meta:document-statistic meta:table-count="2" meta:image-count="0" meta:object-count="0" meta:page-count="31" meta:paragraph-count="1092" meta:word-count="14170" meta:character-count="104185" meta:non-whitespace-character-count="90988"/>
  </office:meta>
</office:document-meta>
</file>